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1.0693in"/>
    </style:style>
    <style:style style:name="co5" style:family="table-column">
      <style:table-column-properties fo:break-before="auto" style:column-width="0.889in"/>
    </style:style>
    <style:style style:name="co6" style:family="table-column">
      <style:table-column-properties fo:break-before="auto" style:column-width="1.1728in"/>
    </style:style>
    <style:style style:name="co7" style:family="table-column">
      <style:table-column-properties fo:break-before="auto" style:column-width="2.1465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Default"/>
        <table:table-column table:style-name="co5" table:number-columns-repeated="2" table:default-cell-style-name="Default"/>
        <table:table-column table:style-name="co5" table:default-cell-style-name="ce8"/>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1008" table:default-cell-style-name="Default"/>
        <table:table-row table:style-name="ro1">
          <table:table-cell table:style-name="ce1" office:value-type="string" calcext:value-type="string">
            <text:p>uren gedaan</text:p>
          </table:table-cell>
          <table:table-cell table:style-name="Default" table:formula="of:=SUM([.E4:.E302])" office:value-type="float" office:value="564.5" calcext:value-type="float">
            <text:p>564.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6.72222222222222" calcext:value-type="float">
            <text:p>6.7222222222</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60.5" calcext:value-type="float">
            <text:p>60.5</text:p>
          </table:table-cell>
          <table:table-cell/>
          <table:table-cell table:style-name="ce7" office:value-type="string" calcext:value-type="string">
            <text:p>dagen te gaan</text:p>
          </table:table-cell>
          <table:table-cell table:style-name="ce9" table:formula="of:=DATEDIF(NOW();[.E1];&quot;d&quot;)" office:value-type="float" office:value="9" calcext:value-type="float">
            <text:p>9</text:p>
          </table:table-cell>
          <table:table-cell table:style-name="ce11" office:value-type="string" calcext:value-type="string">
            <text:p>uur/week</text:p>
          </table:table-cell>
          <table:table-cell table:style-name="Default" table:formula="of:=[.B2]/([.E2]/7)" office:value-type="float" office:value="47.0555555555556" calcext:value-type="float">
            <text:p>47.0555555556</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2];[.B4];[.$E$4:.$E$302])"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2];[.B6];[.$E$4:.$E$302])"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2];[.B7];[.$E$4:.$E$302])"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2];[.B8];[.$E$4:.$E$302])"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2];[.B9];[.$E$4:.$E$302])"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2];[.B10];[.$E$4:.$E$302])"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2];[.B11];[.$E$4:.$E$302])"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2];[.B12];[.$E$4:.$E$302])"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2];[.B13];[.$E$4:.$E$302])"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2];[.B14];[.$E$4:.$E$302])"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2];[.B15];[.$E$4:.$E$302])"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2];[.B16];[.$E$4:.$E$302])"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2];[.B17];[.$E$4:.$E$302])"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2];[.B18];[.$E$4:.$E$302])"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2];[.B19];[.$E$4:.$E$302])"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2];[.B20];[.$E$4:.$E$302])"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2];[.B21];[.$E$4:.$E$302])"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2];[.B22];[.$E$4:.$E$302])"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2];[.B23];[.$E$4:.$E$302])"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2];[.B24];[.$E$4:.$E$302])"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2];[.B25];[.$E$4:.$E$302])"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2];[.B26];[.$E$4:.$E$302])"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2];[.B27];[.$E$4:.$E$302])"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2];[.B29];[.$E$4:.$E$302])"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2];[.B31];[.$E$4:.$E$302])"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2];[.B32];[.$E$4:.$E$302])"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2];[.B33];[.$E$4:.$E$302])"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2];[.B35];[.$E$4:.$E$302])"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2];[.B36];[.$E$4:.$E$302])"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2];[.B38];[.$E$4:.$E$302])"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2];[.B39];[.$E$4:.$E$302])"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2];[.B40];[.$E$4:.$E$302])"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2];[.B41];[.$E$4:.$E$302])"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2];[.B42];[.$E$4:.$E$302])"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2];[.B43];[.$E$4:.$E$302])"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2];[.B44];[.$E$4:.$E$302])"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2];[.B45];[.$E$4:.$E$302])"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2];[.B46];[.$E$4:.$E$302])"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2];[.B47];[.$E$4:.$E$302])"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2];[.B48];[.$E$4:.$E$302])"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2];[.B49];[.$E$4:.$E$302])"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2];[.B50];[.$E$4:.$E$302])"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2];[.B51];[.$E$4:.$E$302])"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2];[.B52];[.$E$4:.$E$302])"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2];[.B53];[.$E$4:.$E$302])"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2];[.B54];[.$E$4:.$E$302])"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2];[.B55];[.$E$4:.$E$302])"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2];[.B56];[.$E$4:.$E$302])"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2];[.B57];[.$E$4:.$E$302])"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2];[.B58];[.$E$4:.$E$302])"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2];[.B59];[.$E$4:.$E$302])"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2];[.B60];[.$E$4:.$E$302])"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2];[.B61];[.$E$4:.$E$302])"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2];[.B62];[.$E$4:.$E$302])"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2];[.B63];[.$E$4:.$E$302])"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2];[.B64];[.$E$4:.$E$302])"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2];[.B65];[.$E$4:.$E$302])"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2];[.B66];[.$E$4:.$E$302])"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2];[.B67];[.$E$4:.$E$302])"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2];[.B69];[.$E$4:.$E$302])"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2];[.B70];[.$E$4:.$E$302])"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2];[.B71];[.$E$4:.$E$302])"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2];[.B72];[.$E$4:.$E$302])"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2];[.B73];[.$E$4:.$E$302])"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2];[.B74];[.$E$4:.$E$302])"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2];[.B75];[.$E$4:.$E$302])"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2];[.B76];[.$E$4:.$E$302])"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2];[.B77];[.$E$4:.$E$302])"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2];[.B78];[.$E$4:.$E$302])"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2];[.B79];[.$E$4:.$E$302])"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2];[.B80];[.$E$4:.$E$302])"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2];[.B81];[.$E$4:.$E$302])"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2];[.B82];[.$E$4:.$E$302])"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2];[.B83];[.$E$4:.$E$302])"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2];[.B84];[.$E$4:.$E$302])"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2];[.B85];[.$E$4:.$E$302])"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2];[.B86];[.$E$4:.$E$302])"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2];[.B87];[.$E$4:.$E$302])"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2];[.B88];[.$E$4:.$E$302])"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2];[.B89];[.$E$4:.$E$302])"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2];[.B90];[.$E$4:.$E$302])"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2];[.B91];[.$E$4:.$E$302])"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2];[.B92];[.$E$4:.$E$302])"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2];[.B93];[.$E$4:.$E$302])"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2];[.B94];[.$E$4:.$E$302])"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2];[.B95];[.$E$4:.$E$302])"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2];[.B96];[.$E$4:.$E$302])"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2];[.B97];[.$E$4:.$E$302])"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2];[.B98];[.$E$4:.$E$302])"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2];[.B99];[.$E$4:.$E$302])"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2];[.B100];[.$E$4:.$E$302])"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2];[.B101];[.$E$4:.$E$302])"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2];[.B102];[.$E$4:.$E$302])"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2];[.B103];[.$E$4:.$E$302])"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2];[.B104];[.$E$4:.$E$302])"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2];[.B105];[.$E$4:.$E$302])"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2];[.B106];[.$E$4:.$E$302])"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2];[.B107];[.$E$4:.$E$302])"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2];[.B108];[.$E$4:.$E$302])"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2];[.B109];[.$E$4:.$E$302])"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2];[.B110];[.$E$4:.$E$302])"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2];[.B111];[.$E$4:.$E$302])"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2];[.B112];[.$E$4:.$E$302])"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2];[.B113];[.$E$4:.$E$302])"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2];[.B114];[.$E$4:.$E$302])"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2];[.B115];[.$E$4:.$E$302])"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2];[.B116];[.$E$4:.$E$302])"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2];[.B117];[.$E$4:.$E$302])"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2];[.B118];[.$E$4:.$E$302])"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2];[.B119];[.$E$4:.$E$302])"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2];[.B120];[.$E$4:.$E$302])"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2];[.B121];[.$E$4:.$E$302])"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2];[.B122];[.$E$4:.$E$302])"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2];[.B123];[.$E$4:.$E$302])"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2];[.B124];[.$E$4:.$E$302])"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2];[.B125];[.$E$4:.$E$302])"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2];[.B126];[.$E$4:.$E$302])"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2];[.B127];[.$E$4:.$E$302])"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2];[.B128];[.$E$4:.$E$302])"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2];[.B129];[.$E$4:.$E$302])"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2];[.B130];[.$E$4:.$E$302])"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2];[.B131];[.$E$4:.$E$302])"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2];[.B132];[.$E$4:.$E$302])"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2];[.B133];[.$E$4:.$E$302])"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2];[.B134];[.$E$4:.$E$302])"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2];[.B135];[.$E$4:.$E$302])"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2];[.B136];[.$E$4:.$E$302])"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2];[.B137];[.$E$4:.$E$302])"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2];[.B138];[.$E$4:.$E$302])"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2];[.B139];[.$E$4:.$E$302])"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2];[.B140];[.$E$4:.$E$302])"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2];[.B141];[.$E$4:.$E$302])"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2];[.B142];[.$E$4:.$E$302])"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2];[.B143];[.$E$4:.$E$302])"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2];[.B144];[.$E$4:.$E$302])"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2];[.B145];[.$E$4:.$E$302])"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2];[.B146];[.$E$4:.$E$302])"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2];[.B147];[.$E$4:.$E$302])"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2];[.B148];[.$E$4:.$E$302])"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2];[.B149];[.$E$4:.$E$302])"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2];[.B150];[.$E$4:.$E$302])"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2];[.B151];[.$E$4:.$E$302])"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2];[.B152];[.$E$4:.$E$302])"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2];[.B153];[.$E$4:.$E$302])"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2];[.B154];[.$E$4:.$E$302])"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2];[.B155];[.$E$4:.$E$302])"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2];[.B156];[.$E$4:.$E$302])"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2];[.B157];[.$E$4:.$E$302])"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2];[.B158];[.$E$4:.$E$302])"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2];[.B159];[.$E$4:.$E$302])"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2];[.B160];[.$E$4:.$E$302])"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2];[.B161];[.$E$4:.$E$302])"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2];[.B162];[.$E$4:.$E$302])"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2];[.B163];[.$E$4:.$E$302])"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2];[.B164];[.$E$4:.$E$302])"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2];[.B165];[.$E$4:.$E$302])"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2];[.B166];[.$E$4:.$E$302])"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2];[.B167];[.$E$4:.$E$302])"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2];[.B168];[.$E$4:.$E$302])"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2];[.B169];[.$E$4:.$E$302])"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2];[.B170];[.$E$4:.$E$302])"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2];[.B171];[.$E$4:.$E$302])"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2];[.B172];[.$E$4:.$E$302])"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2];[.B173];[.$E$4:.$E$302])"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2];[.B174];[.$E$4:.$E$302])"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2];[.B175];[.$E$4:.$E$302])"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2];[.B176];[.$E$4:.$E$302])"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2];[.B177];[.$E$4:.$E$302])"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49999999999997" calcext:value-type="float">
            <text:p>0.75</text:p>
          </table:table-cell>
          <table:table-cell table:formula="of:=SUM([.$E$4:.$E178])" office:value-type="float" office:value="416.25" calcext:value-type="float">
            <text:p>416.25</text:p>
          </table:table-cell>
          <table:table-cell table:formula="of:=SUMIF([.$B$4:.$B$302];[.B178];[.$E$4:.$E$302])"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2];[.B179];[.$E$4:.$E$302])"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2];[.B180];[.$E$4:.$E$302])"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2];[.B181];[.$E$4:.$E$302])"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2];[.B182];[.$E$4:.$E$302])"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2];[.B183];[.$E$4:.$E$302])"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2];[.B184];[.$E$4:.$E$302])"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2];[.B185];[.$E$4:.$E$302])"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2];[.B186];[.$E$4:.$E$302])"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2];[.B187];[.$E$4:.$E$302])"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2];[.B188];[.$E$4:.$E$302])"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2];[.B189];[.$E$4:.$E$302])"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2];[.B190];[.$E$4:.$E$302])"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2];[.B191];[.$E$4:.$E$302])"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2];[.B192];[.$E$4:.$E$302])"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2];[.B193];[.$E$4:.$E$302])"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2];[.B194];[.$E$4:.$E$302])"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2];[.B195];[.$E$4:.$E$302])"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2];[.B196];[.$E$4:.$E$302])"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2];[.B197];[.$E$4:.$E$302])"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49999999999999" calcext:value-type="float">
            <text:p>0.75</text:p>
          </table:table-cell>
          <table:table-cell table:formula="of:=SUM([.$E$4:.$E198])" office:value-type="float" office:value="453" calcext:value-type="float">
            <text:p>453.00</text:p>
          </table:table-cell>
          <table:table-cell table:formula="of:=SUMIF([.$B$4:.$B$302];[.B198];[.$E$4:.$E$302])"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2];[.B199];[.$E$4:.$E$302])"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2];[.B200];[.$E$4:.$E$302])"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2];[.B201];[.$E$4:.$E$302])"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2];[.B202];[.$E$4:.$E$302])"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2];[.B203];[.$E$4:.$E$302])"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2];[.B204];[.$E$4:.$E$302])"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2];[.B205];[.$E$4:.$E$302])"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2];[.B206];[.$E$4:.$E$302])" office:value-type="float" office:value="49.25" calcext:value-type="float">
            <text:p>49.25</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2];[.B207];[.$E$4:.$E$302])" office:value-type="float" office:value="49.25" calcext:value-type="float">
            <text:p>49.25</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2];[.B208];[.$E$4:.$E$302])" office:value-type="float" office:value="49.25" calcext:value-type="float">
            <text:p>49.25</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2];[.B209];[.$E$4:.$E$302])" office:value-type="float" office:value="49.25" calcext:value-type="float">
            <text:p>49.25</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2];[.B210];[.$E$4:.$E$302])" office:value-type="float" office:value="49.25" calcext:value-type="float">
            <text:p>49.25</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2];[.B211];[.$E$4:.$E$302])" office:value-type="float" office:value="49.25" calcext:value-type="float">
            <text:p>49.25</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2];[.B212];[.$E$4:.$E$302])" office:value-type="float" office:value="49.25" calcext:value-type="float">
            <text:p>49.25</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2];[.B213];[.$E$4:.$E$302])" office:value-type="float" office:value="49.25" calcext:value-type="float">
            <text:p>49.25</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2];[.B214];[.$E$4:.$E$302])" office:value-type="float" office:value="49.25" calcext:value-type="float">
            <text:p>49.25</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2];[.B215];[.$E$4:.$E$302])" office:value-type="float" office:value="49.25" calcext:value-type="float">
            <text:p>49.25</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2];[.B216];[.$E$4:.$E$302])" office:value-type="float" office:value="49.25" calcext:value-type="float">
            <text:p>49.25</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2];[.B217];[.$E$4:.$E$302])" office:value-type="float" office:value="49.25" calcext:value-type="float">
            <text:p>49.25</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2];[.B218];[.$E$4:.$E$302])" office:value-type="float" office:value="49.25" calcext:value-type="float">
            <text:p>49.25</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1" calcext:value-type="float">
            <text:p>1.00</text:p>
          </table:table-cell>
          <table:table-cell table:formula="of:=SUM([.$E$4:.$E219])" office:value-type="float" office:value="510" calcext:value-type="float">
            <text:p>510.00</text:p>
          </table:table-cell>
          <table:table-cell table:formula="of:=SUMIF([.$B$4:.$B$302];[.B219];[.$E$4:.$E$302])" office:value-type="float" office:value="49.25" calcext:value-type="float">
            <text:p>49.25</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2];[.B220];[.$E$4:.$E$302])" office:value-type="float" office:value="49.25" calcext:value-type="float">
            <text:p>49.25</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0H30M00S" calcext:value-type="time">
            <text:p>10:30</text:p>
          </table:table-cell>
          <table:table-cell office:value-type="time" office:time-value="PT12H45M00S" calcext:value-type="time">
            <text:p>12:45</text:p>
          </table:table-cell>
          <table:table-cell table:formula="of:=MOD(([.D221]-[.C221])*24;24)" office:value-type="float" office:value="2.25" calcext:value-type="float">
            <text:p>2.25</text:p>
          </table:table-cell>
          <table:table-cell table:formula="of:=SUM([.$E$4:.$E221])" office:value-type="float" office:value="513.75" calcext:value-type="float">
            <text:p>513.75</text:p>
          </table:table-cell>
          <table:table-cell table:formula="of:=SUMIF([.$B$4:.$B$302];[.B221];[.$E$4:.$E$302])" office:value-type="float" office:value="49.25" calcext:value-type="float">
            <text:p>49.25</text:p>
          </table:table-cell>
          <table:table-cell table:formula="of:=625-[.F221]" office:value-type="float" office:value="111.25" calcext:value-type="float">
            <text:p>111.25</text:p>
          </table:table-cell>
          <table:table-cell office:value-type="string" calcext:value-type="string">
            <text:p>python script uittesten, mailen voor nieuwe database dump</text:p>
          </table:table-cell>
          <table:table-cell table:number-columns-repeated="1015"/>
        </table:table-row>
        <table:table-row table:style-name="ro2">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8H00M00S" calcext:value-type="time">
            <text:p>18:00</text:p>
          </table:table-cell>
          <table:table-cell table:formula="of:=MOD(([.D222]-[.C222])*24;24)" office:value-type="float" office:value="4" calcext:value-type="float">
            <text:p>4.00</text:p>
          </table:table-cell>
          <table:table-cell table:formula="of:=SUM([.$E$4:.$E222])" office:value-type="float" office:value="517.75" calcext:value-type="float">
            <text:p>517.75</text:p>
          </table:table-cell>
          <table:table-cell table:formula="of:=SUMIF([.$B$4:.$B$302];[.B222];[.$E$4:.$E$302])" office:value-type="float" office:value="49.25" calcext:value-type="float">
            <text:p>49.25</text:p>
          </table:table-cell>
          <table:table-cell table:formula="of:=625-[.F222]" office:value-type="float" office:value="107.25" calcext:value-type="float">
            <text:p>107.25</text:p>
          </table:table-cell>
          <table:table-cell office:value-type="string" calcext:value-type="string">
            <text:p>service aanpassen aan nieuwe databank refactoring &amp; debugging</text:p>
          </table:table-cell>
          <table:table-cell table:number-columns-repeated="1015"/>
        </table:table-row>
        <table:table-row table:style-name="ro2">
          <table:table-cell office:value-type="date" office:date-value="2014-05-12" calcext:value-type="date">
            <text:p>12/05/14</text:p>
          </table:table-cell>
          <table:table-cell table:style-name="ce4" table:formula="of:=ISOWEEKNUM([.A223];2)" office:value-type="float" office:value="20" calcext:value-type="float">
            <text:p>20</text:p>
          </table:table-cell>
          <table:table-cell office:value-type="time" office:time-value="PT12H00M00S" calcext:value-type="time">
            <text:p>12:00</text:p>
          </table:table-cell>
          <table:table-cell office:value-type="time" office:time-value="PT16H00M00S" calcext:value-type="time">
            <text:p>16:00</text:p>
          </table:table-cell>
          <table:table-cell table:formula="of:=MOD(([.D223]-[.C223])*24;24)" office:value-type="float" office:value="4" calcext:value-type="float">
            <text:p>4.00</text:p>
          </table:table-cell>
          <table:table-cell table:formula="of:=SUM([.$E$4:.$E223])" office:value-type="float" office:value="521.75" calcext:value-type="float">
            <text:p>521.75</text:p>
          </table:table-cell>
          <table:table-cell table:formula="of:=SUMIF([.$B$4:.$B$302];[.B223];[.$E$4:.$E$302])" office:value-type="float" office:value="17.5" calcext:value-type="float">
            <text:p>17.50</text:p>
          </table:table-cell>
          <table:table-cell table:formula="of:=625-[.F223]" office:value-type="float" office:value="103.25" calcext:value-type="float">
            <text:p>103.25</text:p>
          </table:table-cell>
          <table:table-cell office:value-type="string" calcext:value-type="string">
            <text:p>vpn apache herstellen , nieuwe vpn key doorgeven &amp; nakijken of de juiste dumps gegeven zijn voor overzetting</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6];2)" office:value-type="float" office:value="20" calcext:value-type="float">
            <text:p>20</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224]-[.C224])*24;24)" office:value-type="float" office:value="3" calcext:value-type="float">
            <text:p>3.00</text:p>
          </table:table-cell>
          <table:table-cell table:formula="of:=SUM([.$E$4:.$E226])" office:value-type="float" office:value="532.75" calcext:value-type="float">
            <text:p>532.75</text:p>
          </table:table-cell>
          <table:table-cell table:formula="of:=SUMIF([.$B$4:.$B$302];[.B224];[.$E$4:.$E$302])" office:value-type="float" office:value="17.5" calcext:value-type="float">
            <text:p>17.50</text:p>
          </table:table-cell>
          <table:table-cell table:formula="of:=625-[.F224]" office:value-type="float" office:value="92.25" calcext:value-type="float">
            <text:p>92.2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4" calcext:value-type="date">
            <text:p>14/05/14</text:p>
          </table:table-cell>
          <table:table-cell table:style-name="ce4" table:formula="of:=ISOWEEKNUM([.A227];2)" office:value-type="float" office:value="20" calcext:value-type="float">
            <text:p>20</text:p>
          </table:table-cell>
          <table:table-cell office:value-type="time" office:time-value="PT13H30M00S" calcext:value-type="time">
            <text:p>13:30</text:p>
          </table:table-cell>
          <table:table-cell office:value-type="time" office:time-value="PT18H00M00S" calcext:value-type="time">
            <text:p>18:00</text:p>
          </table:table-cell>
          <table:table-cell table:formula="of:=MOD(([.D225]-[.C225])*24;24)" office:value-type="float" office:value="4.5" calcext:value-type="float">
            <text:p>4.50</text:p>
          </table:table-cell>
          <table:table-cell table:formula="of:=SUM([.$E$4:.$E227])" office:value-type="float" office:value="535.25" calcext:value-type="float">
            <text:p>535.25</text:p>
          </table:table-cell>
          <table:table-cell table:formula="of:=SUMIF([.$B$4:.$B$302];[.B225];[.$E$4:.$E$302])" office:value-type="float" office:value="17.5" calcext:value-type="float">
            <text:p>17.50</text:p>
          </table:table-cell>
          <table:table-cell table:formula="of:=625-[.F225]" office:value-type="float" office:value="89.75" calcext:value-type="float">
            <text:p>89.75</text:p>
          </table:table-cell>
          <table:table-cell office:value-type="string" calcext:value-type="string">
            <text:p>afwerken van service, stitching ook laten werken met users</text:p>
          </table:table-cell>
          <table:table-cell table:number-columns-repeated="1015"/>
        </table:table-row>
        <table:table-row table:style-name="ro2">
          <table:table-cell office:value-type="date" office:date-value="2014-05-17" calcext:value-type="date">
            <text:p>17/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5H00M00S" calcext:value-type="time">
            <text:p>15:00</text:p>
          </table:table-cell>
          <table:table-cell table:formula="of:=MOD(([.D226]-[.C226])*24;24)" office:value-type="float" office:value="3.5" calcext:value-type="float">
            <text:p>3.50</text:p>
          </table:table-cell>
          <table:table-cell table:formula="of:=SUM([.$E$4:.$E227])" office:value-type="float" office:value="535.25" calcext:value-type="float">
            <text:p>535.25</text:p>
          </table:table-cell>
          <table:table-cell table:formula="of:=SUMIF([.$B$4:.$B$302];[.B226];[.$E$4:.$E$302])" office:value-type="float" office:value="17.5" calcext:value-type="float">
            <text:p>17.50</text:p>
          </table:table-cell>
          <table:table-cell table:formula="of:=625-[.F226]" office:value-type="float" office:value="89.75" calcext:value-type="float">
            <text:p>89.75</text:p>
          </table:table-cell>
          <table:table-cell office:value-type="string" calcext:value-type="string">
            <text:p>herschrijven scriptie</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8];2)" office:value-type="float" office:value="20" calcext:value-type="float">
            <text:p>20</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227]-[.C227])*24;24)" office:value-type="float" office:value="2.5" calcext:value-type="float">
            <text:p>2.50</text:p>
          </table:table-cell>
          <table:table-cell table:formula="of:=SUM([.$E$4:.$E228])" office:value-type="float" office:value="540.25" calcext:value-type="float">
            <text:p>540.25</text:p>
          </table:table-cell>
          <table:table-cell table:formula="of:=SUMIF([.$B$4:.$B$302];[.B227];[.$E$4:.$E$302])" office:value-type="float" office:value="17.5" calcext:value-type="float">
            <text:p>17.50</text:p>
          </table:table-cell>
          <table:table-cell table:formula="of:=625-[.F227]" office:value-type="float" office:value="84.75" calcext:value-type="float">
            <text:p>84.75</text:p>
          </table:table-cell>
          <table:table-cell office:value-type="string" calcext:value-type="string">
            <text:p>scriptie doornemen documentatie fire en geni</text:p>
          </table:table-cell>
          <table:table-cell table:number-columns-repeated="1015"/>
        </table:table-row>
        <table:table-row table:style-name="ro1">
          <table:table-cell office:value-type="date" office:date-value="2014-05-18" calcext:value-type="date">
            <text:p>18/05/14</text:p>
          </table:table-cell>
          <table:table-cell table:style-name="ce4" table:formula="of:=ISOWEEKNUM([.A229];2)" office:value-type="float" office:value="21" calcext:value-type="float">
            <text:p>2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228]-[.C228])*24;24)" office:value-type="float" office:value="5" calcext:value-type="float">
            <text:p>5.00</text:p>
          </table:table-cell>
          <table:table-cell table:formula="of:=SUM([.$E$4:.$E229])" office:value-type="float" office:value="542.25" calcext:value-type="float">
            <text:p>542.25</text:p>
          </table:table-cell>
          <table:table-cell table:formula="of:=SUMIF([.$B$4:.$B$302];[.B228];[.$E$4:.$E$302])" office:value-type="float" office:value="25.75" calcext:value-type="float">
            <text:p>25.75</text:p>
          </table:table-cell>
          <table:table-cell table:formula="of:=625-[.F228]" office:value-type="float" office:value="82.75" calcext:value-type="float">
            <text:p>82.75</text:p>
          </table:table-cell>
          <table:table-cell office:value-type="string" calcext:value-type="string">
            <text:p>scriptie inleiding</text:p>
          </table:table-cell>
          <table:table-cell table:number-columns-repeated="1015"/>
        </table:table-row>
        <table:table-row table:style-name="ro1">
          <table:table-cell office:value-type="date" office:date-value="2014-05-19" calcext:value-type="date">
            <text:p>19/05/14</text:p>
          </table:table-cell>
          <table:table-cell table:style-name="ce4" table:formula="of:=ISOWEEKNUM([.A230];2)" office:value-type="float" office:value="21" calcext:value-type="float">
            <text:p>21</text:p>
          </table:table-cell>
          <table:table-cell office:value-type="time" office:time-value="PT11H00M00S" calcext:value-type="time">
            <text:p>11:00</text:p>
          </table:table-cell>
          <table:table-cell office:value-type="time" office:time-value="PT13H00M00S" calcext:value-type="time">
            <text:p>13:00</text:p>
          </table:table-cell>
          <table:table-cell table:formula="of:=MOD(([.D229]-[.C229])*24;24)" office:value-type="float" office:value="2" calcext:value-type="float">
            <text:p>2.00</text:p>
          </table:table-cell>
          <table:table-cell table:formula="of:=SUM([.$E$4:.$E230])" office:value-type="float" office:value="544.25" calcext:value-type="float">
            <text:p>544.25</text:p>
          </table:table-cell>
          <table:table-cell table:formula="of:=SUMIF([.$B$4:.$B$302];[.B230];[.$E$4:.$E$302])" office:value-type="float" office:value="25.75" calcext:value-type="float">
            <text:p>25.75</text:p>
          </table:table-cell>
          <table:table-cell table:formula="of:=625-[.F229]" office:value-type="float" office:value="80.75" calcext:value-type="float">
            <text:p>80.75</text:p>
          </table:table-cell>
          <table:table-cell office:value-type="string" calcext:value-type="string">
            <text:p>Scriptie abstract aanpassen + inleiding + situering</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1];2)" office:value-type="float" office:value="21" calcext:value-type="float">
            <text:p>21</text:p>
          </table:table-cell>
          <table:table-cell office:value-type="time" office:time-value="PT10H00M00S" calcext:value-type="time">
            <text:p>10:00</text:p>
          </table:table-cell>
          <table:table-cell office:value-type="time" office:time-value="PT12H00M00S" calcext:value-type="time">
            <text:p>12:00</text:p>
          </table:table-cell>
          <table:table-cell table:formula="of:=MOD(([.D230]-[.C230])*24;24)" office:value-type="float" office:value="2" calcext:value-type="float">
            <text:p>2.00</text:p>
          </table:table-cell>
          <table:table-cell table:formula="of:=SUM([.$E$4:.$E231])" office:value-type="float" office:value="549.25" calcext:value-type="float">
            <text:p>549.25</text:p>
          </table:table-cell>
          <table:table-cell table:formula="of:=SUMIF([.$B$4:.$B$302];[.B231];[.$E$4:.$E$302])" office:value-type="float" office:value="25.75" calcext:value-type="float">
            <text:p>25.75</text:p>
          </table:table-cell>
          <table:table-cell table:formula="of:=625-[.F230]" office:value-type="float" office:value="75.75" calcext:value-type="float">
            <text:p>75.75</text:p>
          </table:table-cell>
          <table:table-cell office:value-type="string" calcext:value-type="string">
            <text:p>scriptie situering</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2];2)" office:value-type="float" office:value="21" calcext:value-type="float">
            <text:p>21</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231]-[.C231])*24;24)" office:value-type="float" office:value="5" calcext:value-type="float">
            <text:p>5.00</text:p>
          </table:table-cell>
          <table:table-cell table:formula="of:=SUM([.$E$4:.$E232])" office:value-type="float" office:value="550.75" calcext:value-type="float">
            <text:p>550.75</text:p>
          </table:table-cell>
          <table:table-cell table:formula="of:=SUMIF([.$B$4:.$B$302];[.B232];[.$E$4:.$E$302])" office:value-type="float" office:value="25.75" calcext:value-type="float">
            <text:p>25.75</text:p>
          </table:table-cell>
          <table:table-cell table:formula="of:=625-[.F231]" office:value-type="float" office:value="74.25" calcext:value-type="float">
            <text:p>74.25</text:p>
          </table:table-cell>
          <table:table-cell office:value-type="string" calcext:value-type="string">
            <text:p>scriptie situering</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3];2)" office:value-type="float" office:value="21" calcext:value-type="float">
            <text:p>2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232]-[.C232])*24;24)" office:value-type="float" office:value="1.5" calcext:value-type="float">
            <text:p>1.50</text:p>
          </table:table-cell>
          <table:table-cell table:formula="of:=SUM([.$E$4:.$E233])" office:value-type="float" office:value="553.25" calcext:value-type="float">
            <text:p>553.25</text:p>
          </table:table-cell>
          <table:table-cell table:formula="of:=SUMIF([.$B$4:.$B$302];[.B233];[.$E$4:.$E$302])" office:value-type="float" office:value="25.75" calcext:value-type="float">
            <text:p>25.75</text:p>
          </table:table-cell>
          <table:table-cell table:formula="of:=625-[.F232]" office:value-type="float" office:value="71.75" calcext:value-type="float">
            <text:p>71.75</text:p>
          </table:table-cell>
          <table:table-cell office:value-type="string" calcext:value-type="string">
            <text:p>Scriptie + testen of vpn en login op f4f terug werkt &amp; github herstellen</text:p>
          </table:table-cell>
          <table:table-cell table:number-columns-repeated="1015"/>
        </table:table-row>
        <table:table-row table:style-name="ro1">
          <table:table-cell office:value-type="date" office:date-value="2014-05-20" calcext:value-type="date">
            <text:p>20/05/14</text:p>
          </table:table-cell>
          <table:table-cell table:style-name="ce4" table:formula="of:=ISOWEEKNUM([.A234];2)" office:value-type="float" office:value="21" calcext:value-type="float">
            <text:p>21</text:p>
          </table:table-cell>
          <table:table-cell office:value-type="time" office:time-value="PT22H30M00S" calcext:value-type="time">
            <text:p>22:30</text:p>
          </table:table-cell>
          <table:table-cell office:value-type="time" office:time-value="PT01H00M00S" calcext:value-type="time">
            <text:p>01:00</text:p>
          </table:table-cell>
          <table:table-cell table:formula="of:=MOD(([.D233]-[.C233])*24;24)" office:value-type="float" office:value="2.5" calcext:value-type="float">
            <text:p>2.50</text:p>
          </table:table-cell>
          <table:table-cell table:formula="of:=SUM([.$E$4:.$E234])" office:value-type="float" office:value="555.25" calcext:value-type="float">
            <text:p>555.25</text:p>
          </table:table-cell>
          <table:table-cell table:formula="of:=SUMIF([.$B$4:.$B$302];[.B234];[.$E$4:.$E$302])" office:value-type="float" office:value="25.75" calcext:value-type="float">
            <text:p>25.75</text:p>
          </table:table-cell>
          <table:table-cell table:formula="of:=625-[.F233]" office:value-type="float" office:value="69.75" calcext:value-type="float">
            <text:p>69.75</text:p>
          </table:table-cell>
          <table:table-cell office:value-type="string" calcext:value-type="string">
            <text:p>testen overzetting, fout bij stiching testen met en zonder user</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5];2)" office:value-type="float" office:value="21" calcext:value-type="float">
            <text:p>21</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34]-[.C234])*24;24)" office:value-type="float" office:value="2" calcext:value-type="float">
            <text:p>2.00</text:p>
          </table:table-cell>
          <table:table-cell table:formula="of:=SUM([.$E$4:.$E235])" office:value-type="float" office:value="557" calcext:value-type="float">
            <text:p>557.00</text:p>
          </table:table-cell>
          <table:table-cell table:formula="of:=SUMIF([.$B$4:.$B$302];[.B235];[.$E$4:.$E$302])" office:value-type="float" office:value="25.75" calcext:value-type="float">
            <text:p>25.75</text:p>
          </table:table-cell>
          <table:table-cell table:formula="of:=625-[.F234]" office:value-type="float" office:value="68" calcext:value-type="float">
            <text:p>68.00</text:p>
          </table:table-cell>
          <table:table-cell office:value-type="string" calcext:value-type="string">
            <text:p>Scriptie situering + doornemen documentatie</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6];2)" office:value-type="float" office:value="21" calcext:value-type="float">
            <text:p>21</text:p>
          </table:table-cell>
          <table:table-cell office:value-type="time" office:time-value="PT13H00M00S" calcext:value-type="time">
            <text:p>13:00</text:p>
          </table:table-cell>
          <table:table-cell office:value-type="time" office:time-value="PT14H45M00S" calcext:value-type="time">
            <text:p>14:45</text:p>
          </table:table-cell>
          <table:table-cell table:formula="of:=MOD(([.D235]-[.C235])*24;24)" office:value-type="float" office:value="1.75" calcext:value-type="float">
            <text:p>1.75</text:p>
          </table:table-cell>
          <table:table-cell table:formula="of:=SUM([.$E$4:.$E236])" office:value-type="float" office:value="557.5" calcext:value-type="float">
            <text:p>557.50</text:p>
          </table:table-cell>
          <table:table-cell table:formula="of:=SUMIF([.$B$4:.$B$302];[.B236];[.$E$4:.$E$302])" office:value-type="float" office:value="25.75" calcext:value-type="float">
            <text:p>25.75</text:p>
          </table:table-cell>
          <table:table-cell table:formula="of:=625-[.F235]" office:value-type="float" office:value="67.5" calcext:value-type="float">
            <text:p>67.50</text:p>
          </table:table-cell>
          <table:table-cell office:value-type="string" calcext:value-type="string">
            <text:p>workshop jfed</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7];2)" office:value-type="float" office:value="21" calcext:value-type="float">
            <text:p>21</text:p>
          </table:table-cell>
          <table:table-cell office:value-type="time" office:time-value="PT14H45M00S" calcext:value-type="time">
            <text:p>14:45</text:p>
          </table:table-cell>
          <table:table-cell office:value-type="time" office:time-value="PT15H15M00S" calcext:value-type="time">
            <text:p>15:15</text:p>
          </table:table-cell>
          <table:table-cell table:formula="of:=MOD(([.D236]-[.C236])*24;24)" office:value-type="float" office:value="0.499999999999998" calcext:value-type="float">
            <text:p>0.50</text:p>
          </table:table-cell>
          <table:table-cell table:formula="of:=SUM([.$E$4:.$E237])" office:value-type="float" office:value="561" calcext:value-type="float">
            <text:p>561.00</text:p>
          </table:table-cell>
          <table:table-cell table:formula="of:=SUMIF([.$B$4:.$B$302];[.B237];[.$E$4:.$E$302])" office:value-type="float" office:value="25.75" calcext:value-type="float">
            <text:p>25.75</text:p>
          </table:table-cell>
          <table:table-cell table:formula="of:=625-[.F236]" office:value-type="float" office:value="64" calcext:value-type="float">
            <text:p>64.00</text:p>
          </table:table-cell>
          <table:table-cell office:value-type="string" calcext:value-type="string">
            <text:p>scriptie Situerring</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8];2)" office:value-type="float" office:value="21" calcext:value-type="float">
            <text:p>21</text:p>
          </table:table-cell>
          <table:table-cell office:value-type="time" office:time-value="PT16H00M00S" calcext:value-type="time">
            <text:p>16:00</text:p>
          </table:table-cell>
          <table:table-cell office:value-type="time" office:time-value="PT19H30M00S" calcext:value-type="time">
            <text:p>19:30</text:p>
          </table:table-cell>
          <table:table-cell table:formula="of:=MOD(([.D237]-[.C237])*24;24)" office:value-type="float" office:value="3.5" calcext:value-type="float">
            <text:p>3.50</text:p>
          </table:table-cell>
          <table:table-cell table:formula="of:=SUM([.$E$4:.$E238])" office:value-type="float" office:value="564.5" calcext:value-type="float">
            <text:p>564.50</text:p>
          </table:table-cell>
          <table:table-cell table:formula="of:=SUMIF([.$B$4:.$B$302];[.B238];[.$E$4:.$E$302])" office:value-type="float" office:value="3.5" calcext:value-type="float">
            <text:p>3.50</text:p>
          </table:table-cell>
          <table:table-cell table:formula="of:=625-[.F237]"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1">
          <table:table-cell office:value-type="date" office:date-value="2014-05-21" calcext:value-type="date">
            <text:p>21/05/14</text:p>
          </table:table-cell>
          <table:table-cell table:style-name="ce4" table:formula="of:=ISOWEEKNUM([.A239];2)" office:value-type="float" office:value="52" calcext:value-type="float">
            <text:p>52</text:p>
          </table:table-cell>
          <table:table-cell office:value-type="time" office:time-value="PT20H30M00S" calcext:value-type="time">
            <text:p>20:30</text:p>
          </table:table-cell>
          <table:table-cell office:value-type="time" office:time-value="PT00H00M00S" calcext:value-type="time">
            <text:p>00:00</text:p>
          </table:table-cell>
          <table:table-cell table:formula="of:=MOD(([.D238]-[.C238])*24;24)" office:value-type="float" office:value="3.5" calcext:value-type="float">
            <text:p>3.50</text:p>
          </table:table-cell>
          <table:table-cell table:formula="of:=SUM([.$E$4:.$E239])" office:value-type="float" office:value="564.5" calcext:value-type="float">
            <text:p>564.50</text:p>
          </table:table-cell>
          <table:table-cell table:formula="of:=SUMIF([.$B$4:.$B$302];[.B239];[.$E$4:.$E$302])" office:value-type="float" office:value="3.5" calcext:value-type="float">
            <text:p>3.50</text:p>
          </table:table-cell>
          <table:table-cell table:formula="of:=625-[.F238]" office:value-type="float" office:value="60.5" calcext:value-type="float">
            <text:p>60.50</text:p>
          </table:table-cell>
          <table:table-cell office:value-type="string" calcext:value-type="string">
            <text:p>scriptie SFA architectuur</text:p>
          </table:table-cell>
          <table:table-cell table:number-columns-repeated="1015"/>
        </table:table-row>
        <table:table-row table:style-name="ro1">
          <table:table-cell/>
          <table:table-cell table:style-name="ce4" table:formula="of:=ISOWEEKNUM([.A240];2)" office:value-type="float" office:value="52" calcext:value-type="float">
            <text:p>52</text:p>
          </table:table-cell>
          <table:table-cell table:number-columns-repeated="2"/>
          <table:table-cell table:formula="of:=MOD(([.D239]-[.C239])*24;24)" office:value-type="float" office:value="0" calcext:value-type="float">
            <text:p>0.00</text:p>
          </table:table-cell>
          <table:table-cell table:formula="of:=SUM([.$E$4:.$E240])" office:value-type="float" office:value="564.5" calcext:value-type="float">
            <text:p>564.50</text:p>
          </table:table-cell>
          <table:table-cell table:formula="of:=SUMIF([.$B$4:.$B$302];[.B240];[.$E$4:.$E$302])" office:value-type="float" office:value="3.5" calcext:value-type="float">
            <text:p>3.50</text:p>
          </table:table-cell>
          <table:table-cell table:formula="of:=625-[.F239]" office:value-type="float" office:value="60.5" calcext:value-type="float">
            <text:p>60.50</text:p>
          </table:table-cell>
          <table:table-cell table:number-columns-repeated="1016"/>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1])" office:value-type="float" office:value="564.5" calcext:value-type="float">
            <text:p>564.50</text:p>
          </table:table-cell>
          <table:table-cell table:formula="of:=SUMIF([.$B$4:.$B$302];[.B241];[.$E$4:.$E$302])" office:value-type="float" office:value="3.5" calcext:value-type="float">
            <text:p>3.50</text:p>
          </table:table-cell>
          <table:table-cell table:formula="of:=625-[.F240]" office:value-type="float" office:value="60.5" calcext:value-type="float">
            <text:p>60.50</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2])" office:value-type="float" office:value="564.5" calcext:value-type="float">
            <text:p>564.50</text:p>
          </table:table-cell>
          <table:table-cell table:formula="of:=SUMIF([.$B$4:.$B$302];[.B242];[.$E$4:.$E$302])" office:value-type="float" office:value="3.5" calcext:value-type="float">
            <text:p>3.50</text:p>
          </table:table-cell>
          <table:table-cell table:formula="of:=625-[.F241]" office:value-type="float" office:value="60.5" calcext:value-type="float">
            <text:p>60.50</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3])" office:value-type="float" office:value="564.5" calcext:value-type="float">
            <text:p>564.50</text:p>
          </table:table-cell>
          <table:table-cell table:formula="of:=SUMIF([.$B$4:.$B$302];[.B243];[.$E$4:.$E$302])" office:value-type="float" office:value="3.5" calcext:value-type="float">
            <text:p>3.50</text:p>
          </table:table-cell>
          <table:table-cell table:formula="of:=625-[.F242]" office:value-type="float" office:value="60.5" calcext:value-type="float">
            <text:p>60.50</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4])" office:value-type="float" office:value="564.5" calcext:value-type="float">
            <text:p>564.50</text:p>
          </table:table-cell>
          <table:table-cell table:formula="of:=SUMIF([.$B$4:.$B$302];[.B244];[.$E$4:.$E$302])" office:value-type="float" office:value="3.5" calcext:value-type="float">
            <text:p>3.50</text:p>
          </table:table-cell>
          <table:table-cell table:formula="of:=625-[.F243]" office:value-type="float" office:value="60.5" calcext:value-type="float">
            <text:p>60.50</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5])" office:value-type="float" office:value="564.5" calcext:value-type="float">
            <text:p>564.50</text:p>
          </table:table-cell>
          <table:table-cell table:formula="of:=SUMIF([.$B$4:.$B$302];[.B245];[.$E$4:.$E$302])" office:value-type="float" office:value="3.5" calcext:value-type="float">
            <text:p>3.50</text:p>
          </table:table-cell>
          <table:table-cell table:formula="of:=625-[.F244]" office:value-type="float" office:value="60.5" calcext:value-type="float">
            <text:p>60.50</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6])" office:value-type="float" office:value="564.5" calcext:value-type="float">
            <text:p>564.50</text:p>
          </table:table-cell>
          <table:table-cell table:formula="of:=SUMIF([.$B$4:.$B$302];[.B246];[.$E$4:.$E$302])" office:value-type="float" office:value="3.5" calcext:value-type="float">
            <text:p>3.50</text:p>
          </table:table-cell>
          <table:table-cell table:formula="of:=625-[.F245]" office:value-type="float" office:value="60.5" calcext:value-type="float">
            <text:p>60.50</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7])" office:value-type="float" office:value="564.5" calcext:value-type="float">
            <text:p>564.50</text:p>
          </table:table-cell>
          <table:table-cell table:formula="of:=SUMIF([.$B$4:.$B$302];[.B247];[.$E$4:.$E$302])" office:value-type="float" office:value="3.5" calcext:value-type="float">
            <text:p>3.50</text:p>
          </table:table-cell>
          <table:table-cell table:formula="of:=625-[.F246]" office:value-type="float" office:value="60.5" calcext:value-type="float">
            <text:p>60.50</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8])" office:value-type="float" office:value="564.5" calcext:value-type="float">
            <text:p>564.50</text:p>
          </table:table-cell>
          <table:table-cell table:formula="of:=SUMIF([.$B$4:.$B$302];[.B248];[.$E$4:.$E$302])" office:value-type="float" office:value="3.5" calcext:value-type="float">
            <text:p>3.50</text:p>
          </table:table-cell>
          <table:table-cell table:formula="of:=625-[.F247]" office:value-type="float" office:value="60.5" calcext:value-type="float">
            <text:p>60.50</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9])" office:value-type="float" office:value="564.5" calcext:value-type="float">
            <text:p>564.50</text:p>
          </table:table-cell>
          <table:table-cell table:formula="of:=SUMIF([.$B$4:.$B$302];[.B249];[.$E$4:.$E$302])" office:value-type="float" office:value="3.5" calcext:value-type="float">
            <text:p>3.50</text:p>
          </table:table-cell>
          <table:table-cell table:formula="of:=625-[.F248]" office:value-type="float" office:value="60.5" calcext:value-type="float">
            <text:p>60.50</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50])" office:value-type="float" office:value="564.5" calcext:value-type="float">
            <text:p>564.50</text:p>
          </table:table-cell>
          <table:table-cell table:formula="of:=SUMIF([.$B$4:.$B$302];[.B250];[.$E$4:.$E$302])" office:value-type="float" office:value="3.5" calcext:value-type="float">
            <text:p>3.50</text:p>
          </table:table-cell>
          <table:table-cell table:formula="of:=625-[.F249]" office:value-type="float" office:value="60.5" calcext:value-type="float">
            <text:p>60.50</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1])" office:value-type="float" office:value="564.5" calcext:value-type="float">
            <text:p>564.50</text:p>
          </table:table-cell>
          <table:table-cell table:formula="of:=SUMIF([.$B$4:.$B$302];[.B251];[.$E$4:.$E$302])" office:value-type="float" office:value="3.5" calcext:value-type="float">
            <text:p>3.50</text:p>
          </table:table-cell>
          <table:table-cell table:formula="of:=625-[.F250]" office:value-type="float" office:value="60.5" calcext:value-type="float">
            <text:p>60.50</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2])" office:value-type="float" office:value="564.5" calcext:value-type="float">
            <text:p>564.50</text:p>
          </table:table-cell>
          <table:table-cell table:formula="of:=SUMIF([.$B$4:.$B$302];[.B252];[.$E$4:.$E$302])" office:value-type="float" office:value="3.5" calcext:value-type="float">
            <text:p>3.50</text:p>
          </table:table-cell>
          <table:table-cell table:formula="of:=625-[.F251]" office:value-type="float" office:value="60.5" calcext:value-type="float">
            <text:p>60.50</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3])" office:value-type="float" office:value="564.5" calcext:value-type="float">
            <text:p>564.50</text:p>
          </table:table-cell>
          <table:table-cell table:formula="of:=SUMIF([.$B$4:.$B$302];[.B253];[.$E$4:.$E$302])" office:value-type="float" office:value="3.5" calcext:value-type="float">
            <text:p>3.50</text:p>
          </table:table-cell>
          <table:table-cell table:formula="of:=625-[.F252]" office:value-type="float" office:value="60.5" calcext:value-type="float">
            <text:p>60.50</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4])" office:value-type="float" office:value="564.5" calcext:value-type="float">
            <text:p>564.50</text:p>
          </table:table-cell>
          <table:table-cell table:formula="of:=SUMIF([.$B$4:.$B$302];[.B254];[.$E$4:.$E$302])" office:value-type="float" office:value="3.5" calcext:value-type="float">
            <text:p>3.50</text:p>
          </table:table-cell>
          <table:table-cell table:formula="of:=625-[.F253]" office:value-type="float" office:value="60.5" calcext:value-type="float">
            <text:p>60.50</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5])" office:value-type="float" office:value="564.5" calcext:value-type="float">
            <text:p>564.50</text:p>
          </table:table-cell>
          <table:table-cell table:formula="of:=SUMIF([.$B$4:.$B$302];[.B255];[.$E$4:.$E$302])" office:value-type="float" office:value="3.5" calcext:value-type="float">
            <text:p>3.50</text:p>
          </table:table-cell>
          <table:table-cell table:formula="of:=625-[.F254]" office:value-type="float" office:value="60.5" calcext:value-type="float">
            <text:p>60.50</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6])" office:value-type="float" office:value="564.5" calcext:value-type="float">
            <text:p>564.50</text:p>
          </table:table-cell>
          <table:table-cell table:formula="of:=SUMIF([.$B$4:.$B$302];[.B256];[.$E$4:.$E$302])" office:value-type="float" office:value="3.5" calcext:value-type="float">
            <text:p>3.50</text:p>
          </table:table-cell>
          <table:table-cell table:formula="of:=625-[.F255]" office:value-type="float" office:value="60.5" calcext:value-type="float">
            <text:p>60.50</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7])" office:value-type="float" office:value="564.5" calcext:value-type="float">
            <text:p>564.50</text:p>
          </table:table-cell>
          <table:table-cell table:formula="of:=SUMIF([.$B$4:.$B$302];[.B257];[.$E$4:.$E$302])" office:value-type="float" office:value="3.5" calcext:value-type="float">
            <text:p>3.50</text:p>
          </table:table-cell>
          <table:table-cell table:formula="of:=625-[.F256]" office:value-type="float" office:value="60.5" calcext:value-type="float">
            <text:p>60.50</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8])" office:value-type="float" office:value="564.5" calcext:value-type="float">
            <text:p>564.50</text:p>
          </table:table-cell>
          <table:table-cell table:formula="of:=SUMIF([.$B$4:.$B$302];[.B258];[.$E$4:.$E$302])" office:value-type="float" office:value="3.5" calcext:value-type="float">
            <text:p>3.50</text:p>
          </table:table-cell>
          <table:table-cell table:formula="of:=625-[.F257]" office:value-type="float" office:value="60.5" calcext:value-type="float">
            <text:p>60.50</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9])" office:value-type="float" office:value="564.5" calcext:value-type="float">
            <text:p>564.50</text:p>
          </table:table-cell>
          <table:table-cell table:formula="of:=SUMIF([.$B$4:.$B$302];[.B259];[.$E$4:.$E$302])" office:value-type="float" office:value="3.5" calcext:value-type="float">
            <text:p>3.50</text:p>
          </table:table-cell>
          <table:table-cell table:formula="of:=625-[.F258]" office:value-type="float" office:value="60.5" calcext:value-type="float">
            <text:p>60.50</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60])" office:value-type="float" office:value="564.5" calcext:value-type="float">
            <text:p>564.50</text:p>
          </table:table-cell>
          <table:table-cell table:formula="of:=SUMIF([.$B$4:.$B$302];[.B260];[.$E$4:.$E$302])" office:value-type="float" office:value="3.5" calcext:value-type="float">
            <text:p>3.50</text:p>
          </table:table-cell>
          <table:table-cell table:formula="of:=625-[.F259]" office:value-type="float" office:value="60.5" calcext:value-type="float">
            <text:p>60.50</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1])" office:value-type="float" office:value="564.5" calcext:value-type="float">
            <text:p>564.50</text:p>
          </table:table-cell>
          <table:table-cell table:formula="of:=SUMIF([.$B$4:.$B$302];[.B261];[.$E$4:.$E$302])" office:value-type="float" office:value="3.5" calcext:value-type="float">
            <text:p>3.50</text:p>
          </table:table-cell>
          <table:table-cell table:formula="of:=625-[.F260]" office:value-type="float" office:value="60.5" calcext:value-type="float">
            <text:p>60.50</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2])" office:value-type="float" office:value="564.5" calcext:value-type="float">
            <text:p>564.50</text:p>
          </table:table-cell>
          <table:table-cell table:formula="of:=SUMIF([.$B$4:.$B$302];[.B262];[.$E$4:.$E$302])" office:value-type="float" office:value="3.5" calcext:value-type="float">
            <text:p>3.50</text:p>
          </table:table-cell>
          <table:table-cell table:formula="of:=625-[.F261]" office:value-type="float" office:value="60.5" calcext:value-type="float">
            <text:p>60.50</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3])" office:value-type="float" office:value="564.5" calcext:value-type="float">
            <text:p>564.50</text:p>
          </table:table-cell>
          <table:table-cell table:formula="of:=SUMIF([.$B$4:.$B$302];[.B263];[.$E$4:.$E$302])" office:value-type="float" office:value="3.5" calcext:value-type="float">
            <text:p>3.50</text:p>
          </table:table-cell>
          <table:table-cell table:formula="of:=625-[.F262]" office:value-type="float" office:value="60.5" calcext:value-type="float">
            <text:p>60.50</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4])" office:value-type="float" office:value="564.5" calcext:value-type="float">
            <text:p>564.50</text:p>
          </table:table-cell>
          <table:table-cell table:formula="of:=SUMIF([.$B$4:.$B$302];[.B264];[.$E$4:.$E$302])" office:value-type="float" office:value="3.5" calcext:value-type="float">
            <text:p>3.50</text:p>
          </table:table-cell>
          <table:table-cell table:formula="of:=625-[.F263]" office:value-type="float" office:value="60.5" calcext:value-type="float">
            <text:p>60.50</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5])" office:value-type="float" office:value="564.5" calcext:value-type="float">
            <text:p>564.50</text:p>
          </table:table-cell>
          <table:table-cell table:formula="of:=SUMIF([.$B$4:.$B$302];[.B265];[.$E$4:.$E$302])" office:value-type="float" office:value="3.5" calcext:value-type="float">
            <text:p>3.50</text:p>
          </table:table-cell>
          <table:table-cell table:formula="of:=625-[.F264]" office:value-type="float" office:value="60.5" calcext:value-type="float">
            <text:p>60.50</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6])" office:value-type="float" office:value="564.5" calcext:value-type="float">
            <text:p>564.50</text:p>
          </table:table-cell>
          <table:table-cell table:formula="of:=SUMIF([.$B$4:.$B$302];[.B266];[.$E$4:.$E$302])" office:value-type="float" office:value="3.5" calcext:value-type="float">
            <text:p>3.50</text:p>
          </table:table-cell>
          <table:table-cell table:formula="of:=625-[.F265]" office:value-type="float" office:value="60.5" calcext:value-type="float">
            <text:p>60.50</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7])" office:value-type="float" office:value="564.5" calcext:value-type="float">
            <text:p>564.50</text:p>
          </table:table-cell>
          <table:table-cell table:formula="of:=SUMIF([.$B$4:.$B$302];[.B267];[.$E$4:.$E$302])" office:value-type="float" office:value="3.5" calcext:value-type="float">
            <text:p>3.50</text:p>
          </table:table-cell>
          <table:table-cell table:formula="of:=625-[.F266]" office:value-type="float" office:value="60.5" calcext:value-type="float">
            <text:p>60.50</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8])" office:value-type="float" office:value="564.5" calcext:value-type="float">
            <text:p>564.50</text:p>
          </table:table-cell>
          <table:table-cell table:formula="of:=SUMIF([.$B$4:.$B$302];[.B268];[.$E$4:.$E$302])" office:value-type="float" office:value="3.5" calcext:value-type="float">
            <text:p>3.50</text:p>
          </table:table-cell>
          <table:table-cell table:formula="of:=625-[.F267]" office:value-type="float" office:value="60.5" calcext:value-type="float">
            <text:p>60.50</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9])" office:value-type="float" office:value="564.5" calcext:value-type="float">
            <text:p>564.50</text:p>
          </table:table-cell>
          <table:table-cell table:formula="of:=SUMIF([.$B$4:.$B$302];[.B269];[.$E$4:.$E$302])" office:value-type="float" office:value="3.5" calcext:value-type="float">
            <text:p>3.50</text:p>
          </table:table-cell>
          <table:table-cell table:formula="of:=625-[.F268]" office:value-type="float" office:value="60.5" calcext:value-type="float">
            <text:p>60.50</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70])" office:value-type="float" office:value="564.5" calcext:value-type="float">
            <text:p>564.50</text:p>
          </table:table-cell>
          <table:table-cell table:formula="of:=SUMIF([.$B$4:.$B$302];[.B270];[.$E$4:.$E$302])" office:value-type="float" office:value="3.5" calcext:value-type="float">
            <text:p>3.50</text:p>
          </table:table-cell>
          <table:table-cell table:formula="of:=625-[.F269]" office:value-type="float" office:value="60.5" calcext:value-type="float">
            <text:p>60.50</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1])" office:value-type="float" office:value="564.5" calcext:value-type="float">
            <text:p>564.50</text:p>
          </table:table-cell>
          <table:table-cell table:formula="of:=SUMIF([.$B$4:.$B$302];[.B271];[.$E$4:.$E$302])" office:value-type="float" office:value="3.5" calcext:value-type="float">
            <text:p>3.50</text:p>
          </table:table-cell>
          <table:table-cell table:formula="of:=625-[.F270]" office:value-type="float" office:value="60.5" calcext:value-type="float">
            <text:p>60.50</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2])" office:value-type="float" office:value="564.5" calcext:value-type="float">
            <text:p>564.50</text:p>
          </table:table-cell>
          <table:table-cell table:formula="of:=SUMIF([.$B$4:.$B$302];[.B272];[.$E$4:.$E$302])" office:value-type="float" office:value="3.5" calcext:value-type="float">
            <text:p>3.50</text:p>
          </table:table-cell>
          <table:table-cell table:formula="of:=625-[.F271]" office:value-type="float" office:value="60.5" calcext:value-type="float">
            <text:p>60.50</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3])" office:value-type="float" office:value="564.5" calcext:value-type="float">
            <text:p>564.50</text:p>
          </table:table-cell>
          <table:table-cell table:formula="of:=SUMIF([.$B$4:.$B$302];[.B273];[.$E$4:.$E$302])" office:value-type="float" office:value="3.5" calcext:value-type="float">
            <text:p>3.50</text:p>
          </table:table-cell>
          <table:table-cell table:formula="of:=625-[.F272]" office:value-type="float" office:value="60.5" calcext:value-type="float">
            <text:p>60.50</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4])" office:value-type="float" office:value="564.5" calcext:value-type="float">
            <text:p>564.50</text:p>
          </table:table-cell>
          <table:table-cell table:formula="of:=SUMIF([.$B$4:.$B$302];[.B274];[.$E$4:.$E$302])" office:value-type="float" office:value="3.5" calcext:value-type="float">
            <text:p>3.50</text:p>
          </table:table-cell>
          <table:table-cell table:formula="of:=625-[.F273]" office:value-type="float" office:value="60.5" calcext:value-type="float">
            <text:p>60.50</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5])" office:value-type="float" office:value="564.5" calcext:value-type="float">
            <text:p>564.50</text:p>
          </table:table-cell>
          <table:table-cell table:formula="of:=SUMIF([.$B$4:.$B$302];[.B275];[.$E$4:.$E$302])" office:value-type="float" office:value="3.5" calcext:value-type="float">
            <text:p>3.50</text:p>
          </table:table-cell>
          <table:table-cell table:formula="of:=625-[.F274]" office:value-type="float" office:value="60.5" calcext:value-type="float">
            <text:p>60.50</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6])" office:value-type="float" office:value="564.5" calcext:value-type="float">
            <text:p>564.50</text:p>
          </table:table-cell>
          <table:table-cell table:formula="of:=SUMIF([.$B$4:.$B$302];[.B276];[.$E$4:.$E$302])" office:value-type="float" office:value="3.5" calcext:value-type="float">
            <text:p>3.50</text:p>
          </table:table-cell>
          <table:table-cell table:formula="of:=625-[.F275]" office:value-type="float" office:value="60.5" calcext:value-type="float">
            <text:p>60.50</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7])" office:value-type="float" office:value="564.5" calcext:value-type="float">
            <text:p>564.50</text:p>
          </table:table-cell>
          <table:table-cell table:formula="of:=SUMIF([.$B$4:.$B$302];[.B277];[.$E$4:.$E$302])" office:value-type="float" office:value="3.5" calcext:value-type="float">
            <text:p>3.50</text:p>
          </table:table-cell>
          <table:table-cell table:formula="of:=625-[.F276]" office:value-type="float" office:value="60.5" calcext:value-type="float">
            <text:p>60.50</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8])" office:value-type="float" office:value="564.5" calcext:value-type="float">
            <text:p>564.50</text:p>
          </table:table-cell>
          <table:table-cell table:formula="of:=SUMIF([.$B$4:.$B$302];[.B278];[.$E$4:.$E$302])" office:value-type="float" office:value="3.5" calcext:value-type="float">
            <text:p>3.50</text:p>
          </table:table-cell>
          <table:table-cell table:formula="of:=625-[.F277]" office:value-type="float" office:value="60.5" calcext:value-type="float">
            <text:p>60.50</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9])" office:value-type="float" office:value="564.5" calcext:value-type="float">
            <text:p>564.50</text:p>
          </table:table-cell>
          <table:table-cell table:formula="of:=SUMIF([.$B$4:.$B$302];[.B279];[.$E$4:.$E$302])" office:value-type="float" office:value="3.5" calcext:value-type="float">
            <text:p>3.50</text:p>
          </table:table-cell>
          <table:table-cell table:formula="of:=625-[.F278]" office:value-type="float" office:value="60.5" calcext:value-type="float">
            <text:p>60.50</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80])" office:value-type="float" office:value="564.5" calcext:value-type="float">
            <text:p>564.50</text:p>
          </table:table-cell>
          <table:table-cell table:formula="of:=SUMIF([.$B$4:.$B$302];[.B280];[.$E$4:.$E$302])" office:value-type="float" office:value="3.5" calcext:value-type="float">
            <text:p>3.50</text:p>
          </table:table-cell>
          <table:table-cell table:formula="of:=625-[.F279]" office:value-type="float" office:value="60.5" calcext:value-type="float">
            <text:p>60.50</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1])" office:value-type="float" office:value="564.5" calcext:value-type="float">
            <text:p>564.50</text:p>
          </table:table-cell>
          <table:table-cell table:formula="of:=SUMIF([.$B$4:.$B$302];[.B281];[.$E$4:.$E$302])" office:value-type="float" office:value="3.5" calcext:value-type="float">
            <text:p>3.50</text:p>
          </table:table-cell>
          <table:table-cell table:formula="of:=625-[.F280]" office:value-type="float" office:value="60.5" calcext:value-type="float">
            <text:p>60.50</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2])" office:value-type="float" office:value="564.5" calcext:value-type="float">
            <text:p>564.50</text:p>
          </table:table-cell>
          <table:table-cell table:formula="of:=SUMIF([.$B$4:.$B$302];[.B282];[.$E$4:.$E$302])" office:value-type="float" office:value="3.5" calcext:value-type="float">
            <text:p>3.50</text:p>
          </table:table-cell>
          <table:table-cell table:formula="of:=625-[.F281]" office:value-type="float" office:value="60.5" calcext:value-type="float">
            <text:p>60.50</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3])" office:value-type="float" office:value="564.5" calcext:value-type="float">
            <text:p>564.50</text:p>
          </table:table-cell>
          <table:table-cell table:formula="of:=SUMIF([.$B$4:.$B$302];[.B283];[.$E$4:.$E$302])" office:value-type="float" office:value="3.5" calcext:value-type="float">
            <text:p>3.50</text:p>
          </table:table-cell>
          <table:table-cell table:formula="of:=625-[.F282]" office:value-type="float" office:value="60.5" calcext:value-type="float">
            <text:p>60.50</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4])" office:value-type="float" office:value="564.5" calcext:value-type="float">
            <text:p>564.50</text:p>
          </table:table-cell>
          <table:table-cell table:formula="of:=SUMIF([.$B$4:.$B$302];[.B284];[.$E$4:.$E$302])" office:value-type="float" office:value="3.5" calcext:value-type="float">
            <text:p>3.50</text:p>
          </table:table-cell>
          <table:table-cell table:formula="of:=625-[.F283]" office:value-type="float" office:value="60.5" calcext:value-type="float">
            <text:p>60.50</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5])" office:value-type="float" office:value="564.5" calcext:value-type="float">
            <text:p>564.50</text:p>
          </table:table-cell>
          <table:table-cell table:formula="of:=SUMIF([.$B$4:.$B$302];[.B285];[.$E$4:.$E$302])" office:value-type="float" office:value="3.5" calcext:value-type="float">
            <text:p>3.50</text:p>
          </table:table-cell>
          <table:table-cell table:formula="of:=625-[.F284]" office:value-type="float" office:value="60.5" calcext:value-type="float">
            <text:p>60.50</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6])" office:value-type="float" office:value="564.5" calcext:value-type="float">
            <text:p>564.50</text:p>
          </table:table-cell>
          <table:table-cell table:formula="of:=SUMIF([.$B$4:.$B$302];[.B286];[.$E$4:.$E$302])" office:value-type="float" office:value="3.5" calcext:value-type="float">
            <text:p>3.50</text:p>
          </table:table-cell>
          <table:table-cell table:formula="of:=625-[.F285]" office:value-type="float" office:value="60.5" calcext:value-type="float">
            <text:p>60.50</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7])" office:value-type="float" office:value="564.5" calcext:value-type="float">
            <text:p>564.50</text:p>
          </table:table-cell>
          <table:table-cell table:formula="of:=SUMIF([.$B$4:.$B$302];[.B287];[.$E$4:.$E$302])" office:value-type="float" office:value="3.5" calcext:value-type="float">
            <text:p>3.50</text:p>
          </table:table-cell>
          <table:table-cell table:formula="of:=625-[.F286]" office:value-type="float" office:value="60.5" calcext:value-type="float">
            <text:p>60.50</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8])" office:value-type="float" office:value="564.5" calcext:value-type="float">
            <text:p>564.50</text:p>
          </table:table-cell>
          <table:table-cell table:formula="of:=SUMIF([.$B$4:.$B$302];[.B288];[.$E$4:.$E$302])" office:value-type="float" office:value="3.5" calcext:value-type="float">
            <text:p>3.50</text:p>
          </table:table-cell>
          <table:table-cell table:formula="of:=625-[.F287]" office:value-type="float" office:value="60.5" calcext:value-type="float">
            <text:p>60.50</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9])" office:value-type="float" office:value="564.5" calcext:value-type="float">
            <text:p>564.50</text:p>
          </table:table-cell>
          <table:table-cell table:formula="of:=SUMIF([.$B$4:.$B$302];[.B289];[.$E$4:.$E$302])" office:value-type="float" office:value="3.5" calcext:value-type="float">
            <text:p>3.50</text:p>
          </table:table-cell>
          <table:table-cell table:formula="of:=625-[.F288]" office:value-type="float" office:value="60.5" calcext:value-type="float">
            <text:p>60.50</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90])" office:value-type="float" office:value="564.5" calcext:value-type="float">
            <text:p>564.50</text:p>
          </table:table-cell>
          <table:table-cell table:formula="of:=SUMIF([.$B$4:.$B$302];[.B290];[.$E$4:.$E$302])" office:value-type="float" office:value="3.5" calcext:value-type="float">
            <text:p>3.50</text:p>
          </table:table-cell>
          <table:table-cell table:formula="of:=625-[.F289]" office:value-type="float" office:value="60.5" calcext:value-type="float">
            <text:p>60.50</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1])" office:value-type="float" office:value="564.5" calcext:value-type="float">
            <text:p>564.50</text:p>
          </table:table-cell>
          <table:table-cell table:formula="of:=SUMIF([.$B$4:.$B$302];[.B291];[.$E$4:.$E$302])" office:value-type="float" office:value="3.5" calcext:value-type="float">
            <text:p>3.50</text:p>
          </table:table-cell>
          <table:table-cell table:formula="of:=625-[.F290]" office:value-type="float" office:value="60.5" calcext:value-type="float">
            <text:p>60.50</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2])" office:value-type="float" office:value="564.5" calcext:value-type="float">
            <text:p>564.50</text:p>
          </table:table-cell>
          <table:table-cell table:formula="of:=SUMIF([.$B$4:.$B$302];[.B292];[.$E$4:.$E$302])" office:value-type="float" office:value="3.5" calcext:value-type="float">
            <text:p>3.50</text:p>
          </table:table-cell>
          <table:table-cell table:formula="of:=625-[.F291]" office:value-type="float" office:value="60.5" calcext:value-type="float">
            <text:p>60.50</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3])" office:value-type="float" office:value="564.5" calcext:value-type="float">
            <text:p>564.50</text:p>
          </table:table-cell>
          <table:table-cell table:formula="of:=SUMIF([.$B$4:.$B$302];[.B293];[.$E$4:.$E$302])" office:value-type="float" office:value="3.5" calcext:value-type="float">
            <text:p>3.50</text:p>
          </table:table-cell>
          <table:table-cell table:formula="of:=625-[.F292]" office:value-type="float" office:value="60.5" calcext:value-type="float">
            <text:p>60.50</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4])" office:value-type="float" office:value="564.5" calcext:value-type="float">
            <text:p>564.50</text:p>
          </table:table-cell>
          <table:table-cell table:formula="of:=SUMIF([.$B$4:.$B$302];[.B294];[.$E$4:.$E$302])" office:value-type="float" office:value="3.5" calcext:value-type="float">
            <text:p>3.50</text:p>
          </table:table-cell>
          <table:table-cell table:formula="of:=625-[.F293]" office:value-type="float" office:value="60.5" calcext:value-type="float">
            <text:p>60.50</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5])" office:value-type="float" office:value="564.5" calcext:value-type="float">
            <text:p>564.50</text:p>
          </table:table-cell>
          <table:table-cell table:formula="of:=SUMIF([.$B$4:.$B$302];[.B295];[.$E$4:.$E$302])" office:value-type="float" office:value="3.5" calcext:value-type="float">
            <text:p>3.50</text:p>
          </table:table-cell>
          <table:table-cell table:formula="of:=625-[.F294]" office:value-type="float" office:value="60.5" calcext:value-type="float">
            <text:p>60.50</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6])" office:value-type="float" office:value="564.5" calcext:value-type="float">
            <text:p>564.50</text:p>
          </table:table-cell>
          <table:table-cell table:formula="of:=SUMIF([.$B$4:.$B$302];[.B296];[.$E$4:.$E$302])" office:value-type="float" office:value="3.5" calcext:value-type="float">
            <text:p>3.50</text:p>
          </table:table-cell>
          <table:table-cell table:formula="of:=625-[.F295]" office:value-type="float" office:value="60.5" calcext:value-type="float">
            <text:p>60.50</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7])" office:value-type="float" office:value="564.5" calcext:value-type="float">
            <text:p>564.50</text:p>
          </table:table-cell>
          <table:table-cell table:formula="of:=SUMIF([.$B$4:.$B$302];[.B297];[.$E$4:.$E$302])" office:value-type="float" office:value="3.5" calcext:value-type="float">
            <text:p>3.50</text:p>
          </table:table-cell>
          <table:table-cell table:formula="of:=625-[.F296]" office:value-type="float" office:value="60.5" calcext:value-type="float">
            <text:p>60.50</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8])" office:value-type="float" office:value="564.5" calcext:value-type="float">
            <text:p>564.50</text:p>
          </table:table-cell>
          <table:table-cell table:formula="of:=SUMIF([.$B$4:.$B$302];[.B298];[.$E$4:.$E$302])" office:value-type="float" office:value="3.5" calcext:value-type="float">
            <text:p>3.50</text:p>
          </table:table-cell>
          <table:table-cell table:formula="of:=625-[.F297]" office:value-type="float" office:value="60.5" calcext:value-type="float">
            <text:p>60.50</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9])" office:value-type="float" office:value="564.5" calcext:value-type="float">
            <text:p>564.50</text:p>
          </table:table-cell>
          <table:table-cell table:formula="of:=SUMIF([.$B$4:.$B$302];[.B299];[.$E$4:.$E$302])" office:value-type="float" office:value="3.5" calcext:value-type="float">
            <text:p>3.50</text:p>
          </table:table-cell>
          <table:table-cell table:formula="of:=625-[.F298]" office:value-type="float" office:value="60.5" calcext:value-type="float">
            <text:p>60.50</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300])" office:value-type="float" office:value="564.5" calcext:value-type="float">
            <text:p>564.50</text:p>
          </table:table-cell>
          <table:table-cell table:formula="of:=SUMIF([.$B$4:.$B$302];[.B300];[.$E$4:.$E$302])" office:value-type="float" office:value="3.5" calcext:value-type="float">
            <text:p>3.50</text:p>
          </table:table-cell>
          <table:table-cell table:formula="of:=625-[.F299]" office:value-type="float" office:value="60.5" calcext:value-type="float">
            <text:p>60.50</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1])" office:value-type="float" office:value="564.5" calcext:value-type="float">
            <text:p>564.50</text:p>
          </table:table-cell>
          <table:table-cell table:formula="of:=SUMIF([.$B$4:.$B$302];[.B301];[.$E$4:.$E$302])" office:value-type="float" office:value="3.5" calcext:value-type="float">
            <text:p>3.50</text:p>
          </table:table-cell>
          <table:table-cell table:formula="of:=625-[.F300]" office:value-type="float" office:value="60.5" calcext:value-type="float">
            <text:p>60.50</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2])" office:value-type="float" office:value="564.5" calcext:value-type="float">
            <text:p>564.50</text:p>
          </table:table-cell>
          <table:table-cell table:formula="of:=SUMIF([.$B$4:.$B$302];[.B302];[.$E$4:.$E$302])" office:value-type="float" office:value="3.5" calcext:value-type="float">
            <text:p>3.50</text:p>
          </table:table-cell>
          <table:table-cell table:formula="of:=625-[.F301]" office:value-type="float" office:value="60.5" calcext:value-type="float">
            <text:p>60.50</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3])" office:value-type="float" office:value="564.5" calcext:value-type="float">
            <text:p>564.50</text:p>
          </table:table-cell>
          <table:table-cell table:formula="of:=SUMIF([.$B$4:.$B$302];[.B303];[.$E$4:.$E$302])" office:value-type="float" office:value="3.5" calcext:value-type="float">
            <text:p>3.50</text:p>
          </table:table-cell>
          <table:table-cell table:formula="of:=625-[.F302]" office:value-type="float" office:value="60.5" calcext:value-type="float">
            <text:p>60.50</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4])" office:value-type="float" office:value="564.5" calcext:value-type="float">
            <text:p>564.50</text:p>
          </table:table-cell>
          <table:table-cell table:formula="of:=SUMIF([.$B$4:.$B$302];[.B304];[.$E$4:.$E$302])" office:value-type="float" office:value="3.5" calcext:value-type="float">
            <text:p>3.50</text:p>
          </table:table-cell>
          <table:table-cell table:formula="of:=625-[.F303]" office:value-type="float" office:value="60.5" calcext:value-type="float">
            <text:p>60.50</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5])" office:value-type="float" office:value="564.5" calcext:value-type="float">
            <text:p>564.50</text:p>
          </table:table-cell>
          <table:table-cell table:formula="of:=SUMIF([.$B$4:.$B$302];[.B305];[.$E$4:.$E$302])" office:value-type="float" office:value="3.5" calcext:value-type="float">
            <text:p>3.50</text:p>
          </table:table-cell>
          <table:table-cell table:formula="of:=625-[.F304]" office:value-type="float" office:value="60.5" calcext:value-type="float">
            <text:p>60.50</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6])" office:value-type="float" office:value="564.5" calcext:value-type="float">
            <text:p>564.50</text:p>
          </table:table-cell>
          <table:table-cell table:formula="of:=SUMIF([.$B$4:.$B$302];[.B306];[.$E$4:.$E$302])" office:value-type="float" office:value="3.5" calcext:value-type="float">
            <text:p>3.50</text:p>
          </table:table-cell>
          <table:table-cell table:formula="of:=625-[.F305]" office:value-type="float" office:value="60.5" calcext:value-type="float">
            <text:p>60.50</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7])" office:value-type="float" office:value="564.5" calcext:value-type="float">
            <text:p>564.50</text:p>
          </table:table-cell>
          <table:table-cell table:formula="of:=SUMIF([.$B$4:.$B$302];[.B307];[.$E$4:.$E$302])" office:value-type="float" office:value="3.5" calcext:value-type="float">
            <text:p>3.50</text:p>
          </table:table-cell>
          <table:table-cell table:formula="of:=625-[.F306]" office:value-type="float" office:value="60.5" calcext:value-type="float">
            <text:p>60.50</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8])" office:value-type="float" office:value="564.5" calcext:value-type="float">
            <text:p>564.50</text:p>
          </table:table-cell>
          <table:table-cell table:formula="of:=SUMIF([.$B$4:.$B$302];[.B308];[.$E$4:.$E$302])" office:value-type="float" office:value="3.5" calcext:value-type="float">
            <text:p>3.50</text:p>
          </table:table-cell>
          <table:table-cell table:formula="of:=625-[.F307]" office:value-type="float" office:value="60.5" calcext:value-type="float">
            <text:p>60.50</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9])" office:value-type="float" office:value="564.5" calcext:value-type="float">
            <text:p>564.50</text:p>
          </table:table-cell>
          <table:table-cell table:formula="of:=SUMIF([.$B$4:.$B$302];[.B309];[.$E$4:.$E$302])" office:value-type="float" office:value="3.5" calcext:value-type="float">
            <text:p>3.50</text:p>
          </table:table-cell>
          <table:table-cell table:formula="of:=625-[.F308]" office:value-type="float" office:value="60.5" calcext:value-type="float">
            <text:p>60.50</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10])" office:value-type="float" office:value="564.5" calcext:value-type="float">
            <text:p>564.50</text:p>
          </table:table-cell>
          <table:table-cell table:formula="of:=SUMIF([.$B$4:.$B$302];[.B310];[.$E$4:.$E$302])" office:value-type="float" office:value="3.5" calcext:value-type="float">
            <text:p>3.50</text:p>
          </table:table-cell>
          <table:table-cell table:formula="of:=625-[.F309]" office:value-type="float" office:value="60.5" calcext:value-type="float">
            <text:p>60.50</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1])" office:value-type="float" office:value="564.5" calcext:value-type="float">
            <text:p>564.50</text:p>
          </table:table-cell>
          <table:table-cell table:formula="of:=SUMIF([.$B$4:.$B$302];[.B311];[.$E$4:.$E$302])" office:value-type="float" office:value="3.5" calcext:value-type="float">
            <text:p>3.50</text:p>
          </table:table-cell>
          <table:table-cell table:formula="of:=625-[.F310]" office:value-type="float" office:value="60.5" calcext:value-type="float">
            <text:p>60.50</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2])" office:value-type="float" office:value="564.5" calcext:value-type="float">
            <text:p>564.50</text:p>
          </table:table-cell>
          <table:table-cell table:formula="of:=SUMIF([.$B$4:.$B$302];[.B312];[.$E$4:.$E$302])" office:value-type="float" office:value="3.5" calcext:value-type="float">
            <text:p>3.50</text:p>
          </table:table-cell>
          <table:table-cell table:formula="of:=625-[.F311]" office:value-type="float" office:value="60.5" calcext:value-type="float">
            <text:p>60.50</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3])" office:value-type="float" office:value="564.5" calcext:value-type="float">
            <text:p>564.50</text:p>
          </table:table-cell>
          <table:table-cell table:formula="of:=SUMIF([.$B$4:.$B$302];[.B313];[.$E$4:.$E$302])" office:value-type="float" office:value="3.5" calcext:value-type="float">
            <text:p>3.50</text:p>
          </table:table-cell>
          <table:table-cell table:formula="of:=625-[.F312]" office:value-type="float" office:value="60.5" calcext:value-type="float">
            <text:p>60.50</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4])" office:value-type="float" office:value="564.5" calcext:value-type="float">
            <text:p>564.50</text:p>
          </table:table-cell>
          <table:table-cell table:formula="of:=SUMIF([.$B$4:.$B$302];[.B314];[.$E$4:.$E$302])" office:value-type="float" office:value="3.5" calcext:value-type="float">
            <text:p>3.50</text:p>
          </table:table-cell>
          <table:table-cell table:formula="of:=625-[.F313]" office:value-type="float" office:value="60.5" calcext:value-type="float">
            <text:p>60.50</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5])" office:value-type="float" office:value="564.5" calcext:value-type="float">
            <text:p>564.50</text:p>
          </table:table-cell>
          <table:table-cell table:formula="of:=SUMIF([.$B$4:.$B$302];[.B315];[.$E$4:.$E$302])" office:value-type="float" office:value="3.5" calcext:value-type="float">
            <text:p>3.50</text:p>
          </table:table-cell>
          <table:table-cell table:formula="of:=625-[.F314]" office:value-type="float" office:value="60.5" calcext:value-type="float">
            <text:p>60.50</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6])" office:value-type="float" office:value="564.5" calcext:value-type="float">
            <text:p>564.50</text:p>
          </table:table-cell>
          <table:table-cell table:formula="of:=SUMIF([.$B$4:.$B$302];[.B316];[.$E$4:.$E$302])" office:value-type="float" office:value="3.5" calcext:value-type="float">
            <text:p>3.50</text:p>
          </table:table-cell>
          <table:table-cell table:formula="of:=625-[.F315]" office:value-type="float" office:value="60.5" calcext:value-type="float">
            <text:p>60.50</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7])" office:value-type="float" office:value="564.5" calcext:value-type="float">
            <text:p>564.50</text:p>
          </table:table-cell>
          <table:table-cell table:formula="of:=SUMIF([.$B$4:.$B$302];[.B317];[.$E$4:.$E$302])" office:value-type="float" office:value="3.5" calcext:value-type="float">
            <text:p>3.50</text:p>
          </table:table-cell>
          <table:table-cell table:formula="of:=625-[.F316]" office:value-type="float" office:value="60.5" calcext:value-type="float">
            <text:p>60.50</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8])" office:value-type="float" office:value="564.5" calcext:value-type="float">
            <text:p>564.50</text:p>
          </table:table-cell>
          <table:table-cell table:formula="of:=SUMIF([.$B$4:.$B$302];[.B318];[.$E$4:.$E$302])" office:value-type="float" office:value="3.5" calcext:value-type="float">
            <text:p>3.50</text:p>
          </table:table-cell>
          <table:table-cell table:formula="of:=625-[.F317]" office:value-type="float" office:value="60.5" calcext:value-type="float">
            <text:p>60.50</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9])" office:value-type="float" office:value="564.5" calcext:value-type="float">
            <text:p>564.50</text:p>
          </table:table-cell>
          <table:table-cell table:formula="of:=SUMIF([.$B$4:.$B$302];[.B319];[.$E$4:.$E$302])" office:value-type="float" office:value="3.5" calcext:value-type="float">
            <text:p>3.50</text:p>
          </table:table-cell>
          <table:table-cell table:formula="of:=625-[.F318]" office:value-type="float" office:value="60.5" calcext:value-type="float">
            <text:p>60.50</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20])" office:value-type="float" office:value="564.5" calcext:value-type="float">
            <text:p>564.50</text:p>
          </table:table-cell>
          <table:table-cell table:formula="of:=SUMIF([.$B$4:.$B$302];[.B320];[.$E$4:.$E$302])" office:value-type="float" office:value="3.5" calcext:value-type="float">
            <text:p>3.50</text:p>
          </table:table-cell>
          <table:table-cell table:formula="of:=625-[.F319]" office:value-type="float" office:value="60.5" calcext:value-type="float">
            <text:p>60.50</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1])" office:value-type="float" office:value="564.5" calcext:value-type="float">
            <text:p>564.50</text:p>
          </table:table-cell>
          <table:table-cell table:formula="of:=SUMIF([.$B$4:.$B$302];[.B321];[.$E$4:.$E$302])" office:value-type="float" office:value="3.5" calcext:value-type="float">
            <text:p>3.50</text:p>
          </table:table-cell>
          <table:table-cell table:formula="of:=625-[.F320]" office:value-type="float" office:value="60.5" calcext:value-type="float">
            <text:p>60.50</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2])" office:value-type="float" office:value="564.5" calcext:value-type="float">
            <text:p>564.50</text:p>
          </table:table-cell>
          <table:table-cell table:formula="of:=SUMIF([.$B$4:.$B$302];[.B322];[.$E$4:.$E$302])" office:value-type="float" office:value="3.5" calcext:value-type="float">
            <text:p>3.50</text:p>
          </table:table-cell>
          <table:table-cell table:formula="of:=625-[.F321]" office:value-type="float" office:value="60.5" calcext:value-type="float">
            <text:p>60.50</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3])" office:value-type="float" office:value="564.5" calcext:value-type="float">
            <text:p>564.50</text:p>
          </table:table-cell>
          <table:table-cell table:formula="of:=SUMIF([.$B$4:.$B$302];[.B323];[.$E$4:.$E$302])" office:value-type="float" office:value="3.5" calcext:value-type="float">
            <text:p>3.50</text:p>
          </table:table-cell>
          <table:table-cell table:formula="of:=625-[.F322]" office:value-type="float" office:value="60.5" calcext:value-type="float">
            <text:p>60.50</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4])" office:value-type="float" office:value="564.5" calcext:value-type="float">
            <text:p>564.50</text:p>
          </table:table-cell>
          <table:table-cell table:formula="of:=SUMIF([.$B$4:.$B$302];[.B324];[.$E$4:.$E$302])" office:value-type="float" office:value="3.5" calcext:value-type="float">
            <text:p>3.50</text:p>
          </table:table-cell>
          <table:table-cell table:formula="of:=625-[.F323]" office:value-type="float" office:value="60.5" calcext:value-type="float">
            <text:p>60.50</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5])" office:value-type="float" office:value="564.5" calcext:value-type="float">
            <text:p>564.50</text:p>
          </table:table-cell>
          <table:table-cell table:formula="of:=SUMIF([.$B$4:.$B$302];[.B325];[.$E$4:.$E$302])" office:value-type="float" office:value="3.5" calcext:value-type="float">
            <text:p>3.50</text:p>
          </table:table-cell>
          <table:table-cell table:formula="of:=625-[.F324]" office:value-type="float" office:value="60.5" calcext:value-type="float">
            <text:p>60.50</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6])" office:value-type="float" office:value="564.5" calcext:value-type="float">
            <text:p>564.50</text:p>
          </table:table-cell>
          <table:table-cell table:formula="of:=SUMIF([.$B$4:.$B$302];[.B326];[.$E$4:.$E$302])" office:value-type="float" office:value="3.5" calcext:value-type="float">
            <text:p>3.50</text:p>
          </table:table-cell>
          <table:table-cell table:formula="of:=625-[.F325]" office:value-type="float" office:value="60.5" calcext:value-type="float">
            <text:p>60.50</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7])" office:value-type="float" office:value="564.5" calcext:value-type="float">
            <text:p>564.50</text:p>
          </table:table-cell>
          <table:table-cell table:formula="of:=SUMIF([.$B$4:.$B$302];[.B327];[.$E$4:.$E$302])" office:value-type="float" office:value="3.5" calcext:value-type="float">
            <text:p>3.50</text:p>
          </table:table-cell>
          <table:table-cell table:formula="of:=625-[.F326]" office:value-type="float" office:value="60.5" calcext:value-type="float">
            <text:p>60.50</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8])" office:value-type="float" office:value="564.5" calcext:value-type="float">
            <text:p>564.50</text:p>
          </table:table-cell>
          <table:table-cell table:formula="of:=SUMIF([.$B$4:.$B$302];[.B328];[.$E$4:.$E$302])" office:value-type="float" office:value="3.5" calcext:value-type="float">
            <text:p>3.50</text:p>
          </table:table-cell>
          <table:table-cell table:formula="of:=625-[.F327]" office:value-type="float" office:value="60.5" calcext:value-type="float">
            <text:p>60.50</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9])" office:value-type="float" office:value="564.5" calcext:value-type="float">
            <text:p>564.50</text:p>
          </table:table-cell>
          <table:table-cell table:formula="of:=SUMIF([.$B$4:.$B$302];[.B329];[.$E$4:.$E$302])" office:value-type="float" office:value="3.5" calcext:value-type="float">
            <text:p>3.50</text:p>
          </table:table-cell>
          <table:table-cell table:formula="of:=625-[.F328]" office:value-type="float" office:value="60.5" calcext:value-type="float">
            <text:p>60.50</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30])" office:value-type="float" office:value="564.5" calcext:value-type="float">
            <text:p>564.50</text:p>
          </table:table-cell>
          <table:table-cell table:formula="of:=SUMIF([.$B$4:.$B$302];[.B330];[.$E$4:.$E$302])" office:value-type="float" office:value="3.5" calcext:value-type="float">
            <text:p>3.50</text:p>
          </table:table-cell>
          <table:table-cell table:formula="of:=625-[.F329]" office:value-type="float" office:value="60.5" calcext:value-type="float">
            <text:p>60.50</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1])" office:value-type="float" office:value="564.5" calcext:value-type="float">
            <text:p>564.50</text:p>
          </table:table-cell>
          <table:table-cell table:formula="of:=SUMIF([.$B$4:.$B$302];[.B331];[.$E$4:.$E$302])" office:value-type="float" office:value="3.5" calcext:value-type="float">
            <text:p>3.50</text:p>
          </table:table-cell>
          <table:table-cell table:formula="of:=625-[.F330]" office:value-type="float" office:value="60.5" calcext:value-type="float">
            <text:p>60.50</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2])" office:value-type="float" office:value="564.5" calcext:value-type="float">
            <text:p>564.50</text:p>
          </table:table-cell>
          <table:table-cell table:formula="of:=SUMIF([.$B$4:.$B$302];[.B332];[.$E$4:.$E$302])" office:value-type="float" office:value="3.5" calcext:value-type="float">
            <text:p>3.50</text:p>
          </table:table-cell>
          <table:table-cell table:formula="of:=625-[.F331]" office:value-type="float" office:value="60.5" calcext:value-type="float">
            <text:p>60.50</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3])" office:value-type="float" office:value="564.5" calcext:value-type="float">
            <text:p>564.50</text:p>
          </table:table-cell>
          <table:table-cell table:formula="of:=SUMIF([.$B$4:.$B$302];[.B333];[.$E$4:.$E$302])" office:value-type="float" office:value="3.5" calcext:value-type="float">
            <text:p>3.50</text:p>
          </table:table-cell>
          <table:table-cell table:formula="of:=625-[.F332]" office:value-type="float" office:value="60.5" calcext:value-type="float">
            <text:p>60.50</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4])" office:value-type="float" office:value="564.5" calcext:value-type="float">
            <text:p>564.50</text:p>
          </table:table-cell>
          <table:table-cell table:formula="of:=SUMIF([.$B$4:.$B$302];[.B334];[.$E$4:.$E$302])" office:value-type="float" office:value="3.5" calcext:value-type="float">
            <text:p>3.50</text:p>
          </table:table-cell>
          <table:table-cell table:formula="of:=625-[.F333]" office:value-type="float" office:value="60.5" calcext:value-type="float">
            <text:p>60.50</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5])" office:value-type="float" office:value="564.5" calcext:value-type="float">
            <text:p>564.50</text:p>
          </table:table-cell>
          <table:table-cell table:formula="of:=SUMIF([.$B$4:.$B$302];[.B335];[.$E$4:.$E$302])" office:value-type="float" office:value="3.5" calcext:value-type="float">
            <text:p>3.50</text:p>
          </table:table-cell>
          <table:table-cell table:formula="of:=625-[.F334]" office:value-type="float" office:value="60.5" calcext:value-type="float">
            <text:p>60.50</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6])" office:value-type="float" office:value="564.5" calcext:value-type="float">
            <text:p>564.50</text:p>
          </table:table-cell>
          <table:table-cell table:formula="of:=SUMIF([.$B$4:.$B$302];[.B336];[.$E$4:.$E$302])" office:value-type="float" office:value="3.5" calcext:value-type="float">
            <text:p>3.50</text:p>
          </table:table-cell>
          <table:table-cell table:formula="of:=625-[.F335]" office:value-type="float" office:value="60.5" calcext:value-type="float">
            <text:p>60.50</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7])" office:value-type="float" office:value="564.5" calcext:value-type="float">
            <text:p>564.50</text:p>
          </table:table-cell>
          <table:table-cell table:formula="of:=SUMIF([.$B$4:.$B$302];[.B337];[.$E$4:.$E$302])" office:value-type="float" office:value="3.5" calcext:value-type="float">
            <text:p>3.50</text:p>
          </table:table-cell>
          <table:table-cell table:formula="of:=625-[.F336]" office:value-type="float" office:value="60.5" calcext:value-type="float">
            <text:p>60.50</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8])" office:value-type="float" office:value="564.5" calcext:value-type="float">
            <text:p>564.50</text:p>
          </table:table-cell>
          <table:table-cell table:formula="of:=SUMIF([.$B$4:.$B$302];[.B338];[.$E$4:.$E$302])" office:value-type="float" office:value="3.5" calcext:value-type="float">
            <text:p>3.50</text:p>
          </table:table-cell>
          <table:table-cell table:formula="of:=625-[.F337]" office:value-type="float" office:value="60.5" calcext:value-type="float">
            <text:p>60.50</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9])" office:value-type="float" office:value="564.5" calcext:value-type="float">
            <text:p>564.50</text:p>
          </table:table-cell>
          <table:table-cell table:formula="of:=SUMIF([.$B$4:.$B$302];[.B339];[.$E$4:.$E$302])" office:value-type="float" office:value="3.5" calcext:value-type="float">
            <text:p>3.50</text:p>
          </table:table-cell>
          <table:table-cell table:formula="of:=625-[.F338]" office:value-type="float" office:value="60.5" calcext:value-type="float">
            <text:p>60.50</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40])" office:value-type="float" office:value="564.5" calcext:value-type="float">
            <text:p>564.50</text:p>
          </table:table-cell>
          <table:table-cell table:formula="of:=SUMIF([.$B$4:.$B$302];[.B340];[.$E$4:.$E$302])" office:value-type="float" office:value="3.5" calcext:value-type="float">
            <text:p>3.50</text:p>
          </table:table-cell>
          <table:table-cell table:formula="of:=625-[.F339]" office:value-type="float" office:value="60.5" calcext:value-type="float">
            <text:p>60.50</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1])" office:value-type="float" office:value="564.5" calcext:value-type="float">
            <text:p>564.50</text:p>
          </table:table-cell>
          <table:table-cell table:formula="of:=SUMIF([.$B$4:.$B$302];[.B341];[.$E$4:.$E$302])" office:value-type="float" office:value="3.5" calcext:value-type="float">
            <text:p>3.50</text:p>
          </table:table-cell>
          <table:table-cell table:formula="of:=625-[.F340]" office:value-type="float" office:value="60.5" calcext:value-type="float">
            <text:p>60.50</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2])" office:value-type="float" office:value="564.5" calcext:value-type="float">
            <text:p>564.50</text:p>
          </table:table-cell>
          <table:table-cell table:formula="of:=SUMIF([.$B$4:.$B$302];[.B342];[.$E$4:.$E$302])" office:value-type="float" office:value="3.5" calcext:value-type="float">
            <text:p>3.50</text:p>
          </table:table-cell>
          <table:table-cell table:formula="of:=625-[.F341]" office:value-type="float" office:value="60.5" calcext:value-type="float">
            <text:p>60.50</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3])" office:value-type="float" office:value="564.5" calcext:value-type="float">
            <text:p>564.50</text:p>
          </table:table-cell>
          <table:table-cell table:formula="of:=SUMIF([.$B$4:.$B$302];[.B343];[.$E$4:.$E$302])" office:value-type="float" office:value="3.5" calcext:value-type="float">
            <text:p>3.50</text:p>
          </table:table-cell>
          <table:table-cell table:formula="of:=625-[.F342]" office:value-type="float" office:value="60.5" calcext:value-type="float">
            <text:p>60.50</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4])" office:value-type="float" office:value="564.5" calcext:value-type="float">
            <text:p>564.50</text:p>
          </table:table-cell>
          <table:table-cell table:formula="of:=SUMIF([.$B$4:.$B$302];[.B344];[.$E$4:.$E$302])" office:value-type="float" office:value="3.5" calcext:value-type="float">
            <text:p>3.50</text:p>
          </table:table-cell>
          <table:table-cell table:formula="of:=625-[.F343]" office:value-type="float" office:value="60.5" calcext:value-type="float">
            <text:p>60.50</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5])" office:value-type="float" office:value="564.5" calcext:value-type="float">
            <text:p>564.50</text:p>
          </table:table-cell>
          <table:table-cell table:formula="of:=SUMIF([.$B$4:.$B$302];[.B345];[.$E$4:.$E$302])" office:value-type="float" office:value="3.5" calcext:value-type="float">
            <text:p>3.50</text:p>
          </table:table-cell>
          <table:table-cell table:formula="of:=625-[.F344]" office:value-type="float" office:value="60.5" calcext:value-type="float">
            <text:p>60.50</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6])" office:value-type="float" office:value="564.5" calcext:value-type="float">
            <text:p>564.50</text:p>
          </table:table-cell>
          <table:table-cell table:formula="of:=SUMIF([.$B$4:.$B$302];[.B346];[.$E$4:.$E$302])" office:value-type="float" office:value="3.5" calcext:value-type="float">
            <text:p>3.50</text:p>
          </table:table-cell>
          <table:table-cell table:formula="of:=625-[.F345]" office:value-type="float" office:value="60.5" calcext:value-type="float">
            <text:p>60.50</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7])" office:value-type="float" office:value="564.5" calcext:value-type="float">
            <text:p>564.50</text:p>
          </table:table-cell>
          <table:table-cell table:formula="of:=SUMIF([.$B$4:.$B$302];[.B347];[.$E$4:.$E$302])" office:value-type="float" office:value="3.5" calcext:value-type="float">
            <text:p>3.50</text:p>
          </table:table-cell>
          <table:table-cell table:formula="of:=625-[.F346]" office:value-type="float" office:value="60.5" calcext:value-type="float">
            <text:p>60.50</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8])" office:value-type="float" office:value="564.5" calcext:value-type="float">
            <text:p>564.50</text:p>
          </table:table-cell>
          <table:table-cell table:formula="of:=SUMIF([.$B$4:.$B$302];[.B348];[.$E$4:.$E$302])" office:value-type="float" office:value="3.5" calcext:value-type="float">
            <text:p>3.50</text:p>
          </table:table-cell>
          <table:table-cell table:formula="of:=625-[.F347]" office:value-type="float" office:value="60.5" calcext:value-type="float">
            <text:p>60.50</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9])" office:value-type="float" office:value="564.5" calcext:value-type="float">
            <text:p>564.50</text:p>
          </table:table-cell>
          <table:table-cell table:formula="of:=SUMIF([.$B$4:.$B$302];[.B349];[.$E$4:.$E$302])" office:value-type="float" office:value="3.5" calcext:value-type="float">
            <text:p>3.50</text:p>
          </table:table-cell>
          <table:table-cell table:formula="of:=625-[.F348]" office:value-type="float" office:value="60.5" calcext:value-type="float">
            <text:p>60.50</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50])" office:value-type="float" office:value="564.5" calcext:value-type="float">
            <text:p>564.50</text:p>
          </table:table-cell>
          <table:table-cell table:formula="of:=SUMIF([.$B$4:.$B$302];[.B350];[.$E$4:.$E$302])" office:value-type="float" office:value="3.5" calcext:value-type="float">
            <text:p>3.50</text:p>
          </table:table-cell>
          <table:table-cell table:formula="of:=625-[.F349]" office:value-type="float" office:value="60.5" calcext:value-type="float">
            <text:p>60.50</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1])" office:value-type="float" office:value="564.5" calcext:value-type="float">
            <text:p>564.50</text:p>
          </table:table-cell>
          <table:table-cell table:formula="of:=SUMIF([.$B$4:.$B$302];[.B351];[.$E$4:.$E$302])" office:value-type="float" office:value="3.5" calcext:value-type="float">
            <text:p>3.50</text:p>
          </table:table-cell>
          <table:table-cell table:formula="of:=625-[.F350]" office:value-type="float" office:value="60.5" calcext:value-type="float">
            <text:p>60.50</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2])" office:value-type="float" office:value="564.5" calcext:value-type="float">
            <text:p>564.50</text:p>
          </table:table-cell>
          <table:table-cell table:formula="of:=SUMIF([.$B$4:.$B$302];[.B352];[.$E$4:.$E$302])" office:value-type="float" office:value="3.5" calcext:value-type="float">
            <text:p>3.50</text:p>
          </table:table-cell>
          <table:table-cell table:formula="of:=625-[.F351]" office:value-type="float" office:value="60.5" calcext:value-type="float">
            <text:p>60.50</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3])" office:value-type="float" office:value="564.5" calcext:value-type="float">
            <text:p>564.50</text:p>
          </table:table-cell>
          <table:table-cell table:formula="of:=SUMIF([.$B$4:.$B$302];[.B353];[.$E$4:.$E$302])" office:value-type="float" office:value="3.5" calcext:value-type="float">
            <text:p>3.50</text:p>
          </table:table-cell>
          <table:table-cell table:formula="of:=625-[.F352]" office:value-type="float" office:value="60.5" calcext:value-type="float">
            <text:p>60.50</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4])" office:value-type="float" office:value="564.5" calcext:value-type="float">
            <text:p>564.50</text:p>
          </table:table-cell>
          <table:table-cell table:formula="of:=SUMIF([.$B$4:.$B$302];[.B354];[.$E$4:.$E$302])" office:value-type="float" office:value="3.5" calcext:value-type="float">
            <text:p>3.50</text:p>
          </table:table-cell>
          <table:table-cell table:formula="of:=625-[.F353]" office:value-type="float" office:value="60.5" calcext:value-type="float">
            <text:p>60.50</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5])" office:value-type="float" office:value="564.5" calcext:value-type="float">
            <text:p>564.50</text:p>
          </table:table-cell>
          <table:table-cell table:formula="of:=SUMIF([.$B$4:.$B$302];[.B355];[.$E$4:.$E$302])" office:value-type="float" office:value="3.5" calcext:value-type="float">
            <text:p>3.50</text:p>
          </table:table-cell>
          <table:table-cell table:formula="of:=625-[.F354]" office:value-type="float" office:value="60.5" calcext:value-type="float">
            <text:p>60.50</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6])" office:value-type="float" office:value="564.5" calcext:value-type="float">
            <text:p>564.50</text:p>
          </table:table-cell>
          <table:table-cell table:formula="of:=SUMIF([.$B$4:.$B$302];[.B356];[.$E$4:.$E$302])" office:value-type="float" office:value="3.5" calcext:value-type="float">
            <text:p>3.50</text:p>
          </table:table-cell>
          <table:table-cell table:formula="of:=625-[.F355]" office:value-type="float" office:value="60.5" calcext:value-type="float">
            <text:p>60.50</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7])" office:value-type="float" office:value="564.5" calcext:value-type="float">
            <text:p>564.50</text:p>
          </table:table-cell>
          <table:table-cell table:formula="of:=SUMIF([.$B$4:.$B$302];[.B357];[.$E$4:.$E$302])" office:value-type="float" office:value="3.5" calcext:value-type="float">
            <text:p>3.50</text:p>
          </table:table-cell>
          <table:table-cell table:formula="of:=625-[.F356]" office:value-type="float" office:value="60.5" calcext:value-type="float">
            <text:p>60.50</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8])" office:value-type="float" office:value="564.5" calcext:value-type="float">
            <text:p>564.50</text:p>
          </table:table-cell>
          <table:table-cell table:formula="of:=SUMIF([.$B$4:.$B$302];[.B358];[.$E$4:.$E$302])" office:value-type="float" office:value="3.5" calcext:value-type="float">
            <text:p>3.50</text:p>
          </table:table-cell>
          <table:table-cell table:formula="of:=625-[.F357]" office:value-type="float" office:value="60.5" calcext:value-type="float">
            <text:p>60.50</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9])" office:value-type="float" office:value="564.5" calcext:value-type="float">
            <text:p>564.50</text:p>
          </table:table-cell>
          <table:table-cell table:formula="of:=SUMIF([.$B$4:.$B$302];[.B359];[.$E$4:.$E$302])" office:value-type="float" office:value="3.5" calcext:value-type="float">
            <text:p>3.50</text:p>
          </table:table-cell>
          <table:table-cell table:formula="of:=625-[.F358]" office:value-type="float" office:value="60.5" calcext:value-type="float">
            <text:p>60.50</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60])" office:value-type="float" office:value="564.5" calcext:value-type="float">
            <text:p>564.50</text:p>
          </table:table-cell>
          <table:table-cell table:formula="of:=SUMIF([.$B$4:.$B$302];[.B360];[.$E$4:.$E$302])" office:value-type="float" office:value="3.5" calcext:value-type="float">
            <text:p>3.50</text:p>
          </table:table-cell>
          <table:table-cell table:formula="of:=625-[.F359]" office:value-type="float" office:value="60.5" calcext:value-type="float">
            <text:p>60.50</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1])" office:value-type="float" office:value="564.5" calcext:value-type="float">
            <text:p>564.50</text:p>
          </table:table-cell>
          <table:table-cell table:formula="of:=SUMIF([.$B$4:.$B$302];[.B361];[.$E$4:.$E$302])" office:value-type="float" office:value="3.5" calcext:value-type="float">
            <text:p>3.50</text:p>
          </table:table-cell>
          <table:table-cell table:formula="of:=625-[.F360]" office:value-type="float" office:value="60.5" calcext:value-type="float">
            <text:p>60.50</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2])" office:value-type="float" office:value="564.5" calcext:value-type="float">
            <text:p>564.50</text:p>
          </table:table-cell>
          <table:table-cell table:formula="of:=SUMIF([.$B$4:.$B$302];[.B362];[.$E$4:.$E$302])" office:value-type="float" office:value="3.5" calcext:value-type="float">
            <text:p>3.50</text:p>
          </table:table-cell>
          <table:table-cell table:formula="of:=625-[.F361]" office:value-type="float" office:value="60.5" calcext:value-type="float">
            <text:p>60.50</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3])" office:value-type="float" office:value="564.5" calcext:value-type="float">
            <text:p>564.50</text:p>
          </table:table-cell>
          <table:table-cell table:formula="of:=SUMIF([.$B$4:.$B$302];[.B363];[.$E$4:.$E$302])" office:value-type="float" office:value="3.5" calcext:value-type="float">
            <text:p>3.50</text:p>
          </table:table-cell>
          <table:table-cell table:formula="of:=625-[.F362]" office:value-type="float" office:value="60.5" calcext:value-type="float">
            <text:p>60.50</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4])" office:value-type="float" office:value="564.5" calcext:value-type="float">
            <text:p>564.50</text:p>
          </table:table-cell>
          <table:table-cell table:formula="of:=SUMIF([.$B$4:.$B$302];[.B364];[.$E$4:.$E$302])" office:value-type="float" office:value="3.5" calcext:value-type="float">
            <text:p>3.50</text:p>
          </table:table-cell>
          <table:table-cell table:formula="of:=625-[.F363]" office:value-type="float" office:value="60.5" calcext:value-type="float">
            <text:p>60.50</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5])" office:value-type="float" office:value="564.5" calcext:value-type="float">
            <text:p>564.50</text:p>
          </table:table-cell>
          <table:table-cell table:formula="of:=SUMIF([.$B$4:.$B$302];[.B365];[.$E$4:.$E$302])" office:value-type="float" office:value="3.5" calcext:value-type="float">
            <text:p>3.50</text:p>
          </table:table-cell>
          <table:table-cell table:formula="of:=625-[.F364]" office:value-type="float" office:value="60.5" calcext:value-type="float">
            <text:p>60.50</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6])" office:value-type="float" office:value="564.5" calcext:value-type="float">
            <text:p>564.50</text:p>
          </table:table-cell>
          <table:table-cell table:formula="of:=SUMIF([.$B$4:.$B$302];[.B366];[.$E$4:.$E$302])" office:value-type="float" office:value="3.5" calcext:value-type="float">
            <text:p>3.50</text:p>
          </table:table-cell>
          <table:table-cell table:formula="of:=625-[.F365]" office:value-type="float" office:value="60.5" calcext:value-type="float">
            <text:p>60.50</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7])" office:value-type="float" office:value="564.5" calcext:value-type="float">
            <text:p>564.50</text:p>
          </table:table-cell>
          <table:table-cell table:formula="of:=SUMIF([.$B$4:.$B$302];[.B367];[.$E$4:.$E$302])" office:value-type="float" office:value="3.5" calcext:value-type="float">
            <text:p>3.50</text:p>
          </table:table-cell>
          <table:table-cell table:formula="of:=625-[.F366]" office:value-type="float" office:value="60.5" calcext:value-type="float">
            <text:p>60.50</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8])" office:value-type="float" office:value="564.5" calcext:value-type="float">
            <text:p>564.50</text:p>
          </table:table-cell>
          <table:table-cell table:formula="of:=SUMIF([.$B$4:.$B$302];[.B368];[.$E$4:.$E$302])" office:value-type="float" office:value="3.5" calcext:value-type="float">
            <text:p>3.50</text:p>
          </table:table-cell>
          <table:table-cell table:formula="of:=625-[.F367]" office:value-type="float" office:value="60.5" calcext:value-type="float">
            <text:p>60.50</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9])" office:value-type="float" office:value="564.5" calcext:value-type="float">
            <text:p>564.50</text:p>
          </table:table-cell>
          <table:table-cell table:formula="of:=SUMIF([.$B$4:.$B$302];[.B369];[.$E$4:.$E$302])" office:value-type="float" office:value="3.5" calcext:value-type="float">
            <text:p>3.50</text:p>
          </table:table-cell>
          <table:table-cell table:formula="of:=625-[.F368]" office:value-type="float" office:value="60.5" calcext:value-type="float">
            <text:p>60.50</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70])" office:value-type="float" office:value="564.5" calcext:value-type="float">
            <text:p>564.50</text:p>
          </table:table-cell>
          <table:table-cell table:formula="of:=SUMIF([.$B$4:.$B$302];[.B370];[.$E$4:.$E$302])" office:value-type="float" office:value="3.5" calcext:value-type="float">
            <text:p>3.50</text:p>
          </table:table-cell>
          <table:table-cell table:formula="of:=625-[.F369]" office:value-type="float" office:value="60.5" calcext:value-type="float">
            <text:p>60.50</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1])" office:value-type="float" office:value="564.5" calcext:value-type="float">
            <text:p>564.50</text:p>
          </table:table-cell>
          <table:table-cell table:formula="of:=SUMIF([.$B$4:.$B$302];[.B371];[.$E$4:.$E$302])" office:value-type="float" office:value="3.5" calcext:value-type="float">
            <text:p>3.50</text:p>
          </table:table-cell>
          <table:table-cell table:formula="of:=625-[.F370]" office:value-type="float" office:value="60.5" calcext:value-type="float">
            <text:p>60.50</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2])" office:value-type="float" office:value="564.5" calcext:value-type="float">
            <text:p>564.50</text:p>
          </table:table-cell>
          <table:table-cell table:formula="of:=SUMIF([.$B$4:.$B$302];[.B372];[.$E$4:.$E$302])" office:value-type="float" office:value="3.5" calcext:value-type="float">
            <text:p>3.50</text:p>
          </table:table-cell>
          <table:table-cell table:formula="of:=625-[.F371]" office:value-type="float" office:value="60.5" calcext:value-type="float">
            <text:p>60.50</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3])" office:value-type="float" office:value="564.5" calcext:value-type="float">
            <text:p>564.50</text:p>
          </table:table-cell>
          <table:table-cell table:formula="of:=SUMIF([.$B$4:.$B$302];[.B373];[.$E$4:.$E$302])" office:value-type="float" office:value="3.5" calcext:value-type="float">
            <text:p>3.50</text:p>
          </table:table-cell>
          <table:table-cell table:formula="of:=625-[.F372]" office:value-type="float" office:value="60.5" calcext:value-type="float">
            <text:p>60.50</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4])" office:value-type="float" office:value="564.5" calcext:value-type="float">
            <text:p>564.50</text:p>
          </table:table-cell>
          <table:table-cell table:formula="of:=SUMIF([.$B$4:.$B$302];[.B374];[.$E$4:.$E$302])" office:value-type="float" office:value="3.5" calcext:value-type="float">
            <text:p>3.50</text:p>
          </table:table-cell>
          <table:table-cell table:formula="of:=625-[.F373]" office:value-type="float" office:value="60.5" calcext:value-type="float">
            <text:p>60.50</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5])" office:value-type="float" office:value="564.5" calcext:value-type="float">
            <text:p>564.50</text:p>
          </table:table-cell>
          <table:table-cell table:formula="of:=SUMIF([.$B$4:.$B$302];[.B375];[.$E$4:.$E$302])" office:value-type="float" office:value="3.5" calcext:value-type="float">
            <text:p>3.50</text:p>
          </table:table-cell>
          <table:table-cell table:formula="of:=625-[.F374]" office:value-type="float" office:value="60.5" calcext:value-type="float">
            <text:p>60.50</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6])" office:value-type="float" office:value="564.5" calcext:value-type="float">
            <text:p>564.50</text:p>
          </table:table-cell>
          <table:table-cell table:formula="of:=SUMIF([.$B$4:.$B$302];[.B376];[.$E$4:.$E$302])" office:value-type="float" office:value="3.5" calcext:value-type="float">
            <text:p>3.50</text:p>
          </table:table-cell>
          <table:table-cell table:formula="of:=625-[.F375]" office:value-type="float" office:value="60.5" calcext:value-type="float">
            <text:p>60.50</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7])" office:value-type="float" office:value="564.5" calcext:value-type="float">
            <text:p>564.50</text:p>
          </table:table-cell>
          <table:table-cell table:formula="of:=SUMIF([.$B$4:.$B$302];[.B377];[.$E$4:.$E$302])" office:value-type="float" office:value="3.5" calcext:value-type="float">
            <text:p>3.50</text:p>
          </table:table-cell>
          <table:table-cell table:formula="of:=625-[.F376]" office:value-type="float" office:value="60.5" calcext:value-type="float">
            <text:p>60.50</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8])" office:value-type="float" office:value="564.5" calcext:value-type="float">
            <text:p>564.50</text:p>
          </table:table-cell>
          <table:table-cell table:formula="of:=SUMIF([.$B$4:.$B$302];[.B378];[.$E$4:.$E$302])" office:value-type="float" office:value="3.5" calcext:value-type="float">
            <text:p>3.50</text:p>
          </table:table-cell>
          <table:table-cell table:formula="of:=625-[.F377]" office:value-type="float" office:value="60.5" calcext:value-type="float">
            <text:p>60.50</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9])" office:value-type="float" office:value="564.5" calcext:value-type="float">
            <text:p>564.50</text:p>
          </table:table-cell>
          <table:table-cell table:formula="of:=SUMIF([.$B$4:.$B$302];[.B379];[.$E$4:.$E$302])" office:value-type="float" office:value="3.5" calcext:value-type="float">
            <text:p>3.50</text:p>
          </table:table-cell>
          <table:table-cell table:formula="of:=625-[.F378]" office:value-type="float" office:value="60.5" calcext:value-type="float">
            <text:p>60.50</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80])" office:value-type="float" office:value="564.5" calcext:value-type="float">
            <text:p>564.50</text:p>
          </table:table-cell>
          <table:table-cell table:formula="of:=SUMIF([.$B$4:.$B$302];[.B380];[.$E$4:.$E$302])" office:value-type="float" office:value="3.5" calcext:value-type="float">
            <text:p>3.50</text:p>
          </table:table-cell>
          <table:table-cell table:formula="of:=625-[.F379]" office:value-type="float" office:value="60.5" calcext:value-type="float">
            <text:p>60.50</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1])" office:value-type="float" office:value="564.5" calcext:value-type="float">
            <text:p>564.50</text:p>
          </table:table-cell>
          <table:table-cell table:formula="of:=SUMIF([.$B$4:.$B$302];[.B381];[.$E$4:.$E$302])" office:value-type="float" office:value="3.5" calcext:value-type="float">
            <text:p>3.50</text:p>
          </table:table-cell>
          <table:table-cell table:formula="of:=625-[.F380]" office:value-type="float" office:value="60.5" calcext:value-type="float">
            <text:p>60.50</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2])" office:value-type="float" office:value="564.5" calcext:value-type="float">
            <text:p>564.50</text:p>
          </table:table-cell>
          <table:table-cell table:formula="of:=SUMIF([.$B$4:.$B$302];[.B382];[.$E$4:.$E$302])" office:value-type="float" office:value="3.5" calcext:value-type="float">
            <text:p>3.50</text:p>
          </table:table-cell>
          <table:table-cell table:formula="of:=625-[.F381]" office:value-type="float" office:value="60.5" calcext:value-type="float">
            <text:p>60.50</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3])" office:value-type="float" office:value="564.5" calcext:value-type="float">
            <text:p>564.50</text:p>
          </table:table-cell>
          <table:table-cell table:formula="of:=SUMIF([.$B$4:.$B$302];[.B383];[.$E$4:.$E$302])" office:value-type="float" office:value="3.5" calcext:value-type="float">
            <text:p>3.50</text:p>
          </table:table-cell>
          <table:table-cell table:formula="of:=625-[.F382]" office:value-type="float" office:value="60.5" calcext:value-type="float">
            <text:p>60.50</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4])" office:value-type="float" office:value="564.5" calcext:value-type="float">
            <text:p>564.50</text:p>
          </table:table-cell>
          <table:table-cell table:formula="of:=SUMIF([.$B$4:.$B$302];[.B384];[.$E$4:.$E$302])" office:value-type="float" office:value="3.5" calcext:value-type="float">
            <text:p>3.50</text:p>
          </table:table-cell>
          <table:table-cell table:formula="of:=625-[.F383]" office:value-type="float" office:value="60.5" calcext:value-type="float">
            <text:p>60.50</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5])" office:value-type="float" office:value="564.5" calcext:value-type="float">
            <text:p>564.50</text:p>
          </table:table-cell>
          <table:table-cell table:formula="of:=SUMIF([.$B$4:.$B$302];[.B385];[.$E$4:.$E$302])" office:value-type="float" office:value="3.5" calcext:value-type="float">
            <text:p>3.50</text:p>
          </table:table-cell>
          <table:table-cell table:formula="of:=625-[.F384]" office:value-type="float" office:value="60.5" calcext:value-type="float">
            <text:p>60.50</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6])" office:value-type="float" office:value="564.5" calcext:value-type="float">
            <text:p>564.50</text:p>
          </table:table-cell>
          <table:table-cell table:formula="of:=SUMIF([.$B$4:.$B$302];[.B386];[.$E$4:.$E$302])" office:value-type="float" office:value="3.5" calcext:value-type="float">
            <text:p>3.50</text:p>
          </table:table-cell>
          <table:table-cell table:formula="of:=625-[.F385]" office:value-type="float" office:value="60.5" calcext:value-type="float">
            <text:p>60.50</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7])" office:value-type="float" office:value="564.5" calcext:value-type="float">
            <text:p>564.50</text:p>
          </table:table-cell>
          <table:table-cell table:formula="of:=SUMIF([.$B$4:.$B$302];[.B387];[.$E$4:.$E$302])" office:value-type="float" office:value="3.5" calcext:value-type="float">
            <text:p>3.50</text:p>
          </table:table-cell>
          <table:table-cell table:formula="of:=625-[.F386]" office:value-type="float" office:value="60.5" calcext:value-type="float">
            <text:p>60.50</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8])" office:value-type="float" office:value="564.5" calcext:value-type="float">
            <text:p>564.50</text:p>
          </table:table-cell>
          <table:table-cell table:formula="of:=SUMIF([.$B$4:.$B$302];[.B388];[.$E$4:.$E$302])" office:value-type="float" office:value="3.5" calcext:value-type="float">
            <text:p>3.50</text:p>
          </table:table-cell>
          <table:table-cell table:formula="of:=625-[.F387]" office:value-type="float" office:value="60.5" calcext:value-type="float">
            <text:p>60.50</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9])" office:value-type="float" office:value="564.5" calcext:value-type="float">
            <text:p>564.50</text:p>
          </table:table-cell>
          <table:table-cell table:formula="of:=SUMIF([.$B$4:.$B$302];[.B389];[.$E$4:.$E$302])" office:value-type="float" office:value="3.5" calcext:value-type="float">
            <text:p>3.50</text:p>
          </table:table-cell>
          <table:table-cell table:formula="of:=625-[.F388]" office:value-type="float" office:value="60.5" calcext:value-type="float">
            <text:p>60.50</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90])" office:value-type="float" office:value="564.5" calcext:value-type="float">
            <text:p>564.50</text:p>
          </table:table-cell>
          <table:table-cell table:formula="of:=SUMIF([.$B$4:.$B$302];[.B390];[.$E$4:.$E$302])" office:value-type="float" office:value="3.5" calcext:value-type="float">
            <text:p>3.50</text:p>
          </table:table-cell>
          <table:table-cell table:formula="of:=625-[.F389]" office:value-type="float" office:value="60.5" calcext:value-type="float">
            <text:p>60.50</text:p>
          </table:table-cell>
          <table:table-cell table:number-columns-repeated="1016"/>
        </table:table-row>
        <table:table-row table:style-name="ro1">
          <table:table-cell/>
          <table:table-cell table:style-name="ce4" table:formula="of:=ISOWEEKNUM([.A391];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1])" office:value-type="float" office:value="564.5" calcext:value-type="float">
            <text:p>564.50</text:p>
          </table:table-cell>
          <table:table-cell table:formula="of:=SUMIF([.$B$4:.$B$302];[.B391];[.$E$4:.$E$302])" office:value-type="float" office:value="3.5" calcext:value-type="float">
            <text:p>3.50</text:p>
          </table:table-cell>
          <table:table-cell table:formula="of:=625-[.F390]" office:value-type="float" office:value="60.5" calcext:value-type="float">
            <text:p>60.50</text:p>
          </table:table-cell>
          <table:table-cell table:number-columns-repeated="1016"/>
        </table:table-row>
        <table:table-row table:style-name="ro1">
          <table:table-cell/>
          <table:table-cell table:style-name="ce4" table:formula="of:=ISOWEEKNUM([.A392];2)" office:value-type="float" office:value="52" calcext:value-type="float">
            <text:p>52</text:p>
          </table:table-cell>
          <table:table-cell table:number-columns-repeated="2"/>
          <table:table-cell table:formula="of:=MOD(([.D391]-[.C391])*24;24)" office:value-type="float" office:value="0" calcext:value-type="float">
            <text:p>0.00</text:p>
          </table:table-cell>
          <table:table-cell table:formula="of:=SUM([.$E$4:.$E392])" office:value-type="float" office:value="564.5" calcext:value-type="float">
            <text:p>564.50</text:p>
          </table:table-cell>
          <table:table-cell table:formula="of:=SUMIF([.$B$4:.$B$302];[.B392];[.$E$4:.$E$302])" office:value-type="float" office:value="0" calcext:value-type="float">
            <text:p>0.00</text:p>
          </table:table-cell>
          <table:table-cell table:formula="of:=625-[.F391]" office:value-type="float" office:value="60.5" calcext:value-type="float">
            <text:p>60.50</text:p>
          </table:table-cell>
          <table:table-cell table:number-columns-repeated="1016"/>
        </table:table-row>
        <table:table-row table:style-name="ro1">
          <table:table-cell table:number-columns-repeated="4"/>
          <table:table-cell table:formula="of:=MOD(([.D392]-[.C392])*24;24)" office:value-type="float" office:value="0" calcext:value-type="float">
            <text:p>0.00</text:p>
          </table:table-cell>
          <table:table-cell table:number-columns-repeated="1019"/>
        </table:table-row>
        <table:table-row table:style-name="ro1">
          <table:table-cell table:number-columns-repeated="4"/>
          <table:table-cell table:formula="of:=MOD(([.D393]-[.C393])*24;24)" office:value-type="float" office:value="0" calcext:value-type="float">
            <text:p>0.00</text:p>
          </table:table-cell>
          <table:table-cell table:number-columns-repeated="1019"/>
        </table:table-row>
        <table:table-row table:style-name="ro1">
          <table:table-cell table:number-columns-repeated="4"/>
          <table:table-cell table:formula="of:=MOD(([.D394]-[.C394])*24;24)" office:value-type="float" office:value="0" calcext:value-type="float">
            <text:p>0.00</text:p>
          </table:table-cell>
          <table:table-cell table:number-columns-repeated="1019"/>
        </table:table-row>
        <table:table-row table:style-name="ro1">
          <table:table-cell table:number-columns-repeated="4"/>
          <table:table-cell table:formula="of:=MOD(([.D395]-[.C395])*24;24)" office:value-type="float" office:value="0" calcext:value-type="float">
            <text:p>0.00</text:p>
          </table:table-cell>
          <table:table-cell table:number-columns-repeated="1019"/>
        </table:table-row>
        <table:table-row table:style-name="ro1">
          <table:table-cell table:number-columns-repeated="4"/>
          <table:table-cell table:formula="of:=MOD(([.D396]-[.C396])*24;24)" office:value-type="float" office:value="0" calcext:value-type="float">
            <text:p>0.00</text:p>
          </table:table-cell>
          <table:table-cell table:number-columns-repeated="1019"/>
        </table:table-row>
        <table:table-row table:style-name="ro1">
          <table:table-cell table:number-columns-repeated="4"/>
          <table:table-cell table:formula="of:=MOD(([.D397]-[.C397])*24;24)" office:value-type="float" office:value="0" calcext:value-type="float">
            <text:p>0.00</text:p>
          </table:table-cell>
          <table:table-cell table:number-columns-repeated="1019"/>
        </table:table-row>
        <table:table-row table:style-name="ro1">
          <table:table-cell table:number-columns-repeated="4"/>
          <table:table-cell table:formula="of:=MOD(([.D398]-[.C398])*24;24)" office:value-type="float" office:value="0" calcext:value-type="float">
            <text:p>0.00</text:p>
          </table:table-cell>
          <table:table-cell table:number-columns-repeated="1019"/>
        </table:table-row>
        <table:table-row table:style-name="ro1">
          <table:table-cell table:number-columns-repeated="4"/>
          <table:table-cell table:formula="of:=MOD(([.D399]-[.C399])*24;24)" office:value-type="float" office:value="0" calcext:value-type="float">
            <text:p>0.00</text:p>
          </table:table-cell>
          <table:table-cell table:number-columns-repeated="1019"/>
        </table:table-row>
        <table:table-row table:style-name="ro1">
          <table:table-cell table:number-columns-repeated="4"/>
          <table:table-cell table:formula="of:=MOD(([.D400]-[.C400])*24;24)" office:value-type="float" office:value="0" calcext:value-type="float">
            <text:p>0.00</text:p>
          </table:table-cell>
          <table:table-cell table:number-columns-repeated="1019"/>
        </table:table-row>
        <table:table-row table:style-name="ro1">
          <table:table-cell table:number-columns-repeated="4"/>
          <table:table-cell table:formula="of:=MOD(([.D401]-[.C401])*24;24)" office:value-type="float" office:value="0" calcext:value-type="float">
            <text:p>0.00</text:p>
          </table:table-cell>
          <table:table-cell table:number-columns-repeated="1019"/>
        </table:table-row>
        <table:table-row table:style-name="ro1">
          <table:table-cell table:number-columns-repeated="4"/>
          <table:table-cell table:formula="of:=MOD(([.D402]-[.C402])*24;24)" office:value-type="float" office:value="0" calcext:value-type="float">
            <text:p>0.00</text:p>
          </table:table-cell>
          <table:table-cell table:number-columns-repeated="1019"/>
        </table:table-row>
        <table:table-row table:style-name="ro1">
          <table:table-cell table:number-columns-repeated="4"/>
          <table:table-cell table:formula="of:=MOD(([.D403]-[.C403])*24;24)" office:value-type="float" office:value="0" calcext:value-type="float">
            <text:p>0.00</text:p>
          </table:table-cell>
          <table:table-cell table:number-columns-repeated="1019"/>
        </table:table-row>
        <table:table-row table:style-name="ro1">
          <table:table-cell table:number-columns-repeated="4"/>
          <table:table-cell table:formula="of:=MOD(([.D404]-[.C404])*24;24)" office:value-type="float" office:value="0" calcext:value-type="float">
            <text:p>0.00</text:p>
          </table:table-cell>
          <table:table-cell table:number-columns-repeated="1019"/>
        </table:table-row>
        <table:table-row table:style-name="ro1">
          <table:table-cell table:number-columns-repeated="4"/>
          <table:table-cell table:formula="of:=MOD(([.D405]-[.C405])*24;24)" office:value-type="float" office:value="0" calcext:value-type="float">
            <text:p>0.00</text:p>
          </table:table-cell>
          <table:table-cell table:number-columns-repeated="1019"/>
        </table:table-row>
        <table:table-row table:style-name="ro1">
          <table:table-cell table:number-columns-repeated="4"/>
          <table:table-cell table:formula="of:=MOD(([.D406]-[.C406])*24;24)" office:value-type="float" office:value="0" calcext:value-type="float">
            <text:p>0.00</text:p>
          </table:table-cell>
          <table:table-cell table:number-columns-repeated="1019"/>
        </table:table-row>
        <table:table-row table:style-name="ro1">
          <table:table-cell table:number-columns-repeated="4"/>
          <table:table-cell table:formula="of:=MOD(([.D407]-[.C407])*24;24)" office:value-type="float" office:value="0" calcext:value-type="float">
            <text:p>0.00</text:p>
          </table:table-cell>
          <table:table-cell table:number-columns-repeated="1019"/>
        </table:table-row>
        <table:table-row table:style-name="ro1">
          <table:table-cell table:number-columns-repeated="4"/>
          <table:table-cell table:formula="of:=MOD(([.D408]-[.C408])*24;24)" office:value-type="float" office:value="0" calcext:value-type="float">
            <text:p>0.00</text:p>
          </table:table-cell>
          <table:table-cell table:number-columns-repeated="1019"/>
        </table:table-row>
        <table:table-row table:style-name="ro1">
          <table:table-cell table:number-columns-repeated="4"/>
          <table:table-cell table:formula="of:=MOD(([.D409]-[.C409])*24;24)" office:value-type="float" office:value="0" calcext:value-type="float">
            <text:p>0.00</text:p>
          </table:table-cell>
          <table:table-cell table:number-columns-repeated="1019"/>
        </table:table-row>
        <table:table-row table:style-name="ro1">
          <table:table-cell table:number-columns-repeated="4"/>
          <table:table-cell table:formula="of:=MOD(([.D410]-[.C410])*24;24)" office:value-type="float" office:value="0" calcext:value-type="float">
            <text:p>0.00</text:p>
          </table:table-cell>
          <table:table-cell table:number-columns-repeated="1019"/>
        </table:table-row>
        <table:table-row table:style-name="ro1">
          <table:table-cell table:number-columns-repeated="4"/>
          <table:table-cell table:formula="of:=MOD(([.D411]-[.C411])*24;24)" office:value-type="float" office:value="0" calcext:value-type="float">
            <text:p>0.00</text:p>
          </table:table-cell>
          <table:table-cell table:number-columns-repeated="1019"/>
        </table:table-row>
        <table:table-row table:style-name="ro1">
          <table:table-cell table:number-columns-repeated="4"/>
          <table:table-cell table:formula="of:=MOD(([.D412]-[.C412])*24;24)" office:value-type="float" office:value="0" calcext:value-type="float">
            <text:p>0.00</text:p>
          </table:table-cell>
          <table:table-cell table:number-columns-repeated="1019"/>
        </table:table-row>
        <table:table-row table:style-name="ro1">
          <table:table-cell table:number-columns-repeated="4"/>
          <table:table-cell table:formula="of:=MOD(([.D413]-[.C413])*24;24)" office:value-type="float" office:value="0" calcext:value-type="float">
            <text:p>0.00</text:p>
          </table:table-cell>
          <table:table-cell table:number-columns-repeated="1019"/>
        </table:table-row>
        <table:table-row table:style-name="ro1">
          <table:table-cell table:number-columns-repeated="4"/>
          <table:table-cell table:formula="of:=MOD(([.D414]-[.C414])*24;24)" office:value-type="float" office:value="0" calcext:value-type="float">
            <text:p>0.00</text:p>
          </table:table-cell>
          <table:table-cell table:number-columns-repeated="1019"/>
        </table:table-row>
        <table:table-row table:style-name="ro1">
          <table:table-cell table:number-columns-repeated="4"/>
          <table:table-cell table:formula="of:=MOD(([.D415]-[.C415])*24;24)" office:value-type="float" office:value="0" calcext:value-type="float">
            <text:p>0.00</text:p>
          </table:table-cell>
          <table:table-cell table:number-columns-repeated="1019"/>
        </table:table-row>
        <table:table-row table:style-name="ro1">
          <table:table-cell table:number-columns-repeated="4"/>
          <table:table-cell table:formula="of:=MOD(([.D416]-[.C416])*24;24)" office:value-type="float" office:value="0" calcext:value-type="float">
            <text:p>0.00</text:p>
          </table:table-cell>
          <table:table-cell table:number-columns-repeated="1019"/>
        </table:table-row>
        <table:table-row table:style-name="ro1">
          <table:table-cell table:number-columns-repeated="4"/>
          <table:table-cell table:formula="of:=MOD(([.D417]-[.C417])*24;24)" office:value-type="float" office:value="0" calcext:value-type="float">
            <text:p>0.00</text:p>
          </table:table-cell>
          <table:table-cell table:number-columns-repeated="1019"/>
        </table:table-row>
        <table:table-row table:style-name="ro1">
          <table:table-cell table:number-columns-repeated="4"/>
          <table:table-cell table:formula="of:=MOD(([.D418]-[.C418])*24;24)" office:value-type="float" office:value="0" calcext:value-type="float">
            <text:p>0.00</text:p>
          </table:table-cell>
          <table:table-cell table:number-columns-repeated="1019"/>
        </table:table-row>
        <table:table-row table:style-name="ro1">
          <table:table-cell table:number-columns-repeated="4"/>
          <table:table-cell table:formula="of:=MOD(([.D419]-[.C419])*24;24)" office:value-type="float" office:value="0" calcext:value-type="float">
            <text:p>0.00</text:p>
          </table:table-cell>
          <table:table-cell table:number-columns-repeated="1019"/>
        </table:table-row>
        <table:table-row table:style-name="ro1">
          <table:table-cell table:number-columns-repeated="4"/>
          <table:table-cell table:formula="of:=MOD(([.D420]-[.C420])*24;24)" office:value-type="float" office:value="0" calcext:value-type="float">
            <text:p>0.00</text:p>
          </table:table-cell>
          <table:table-cell table:number-columns-repeated="1019"/>
        </table:table-row>
        <table:table-row table:style-name="ro1">
          <table:table-cell table:number-columns-repeated="4"/>
          <table:table-cell table:formula="of:=MOD(([.D421]-[.C421])*24;24)" office:value-type="float" office:value="0" calcext:value-type="float">
            <text:p>0.00</text:p>
          </table:table-cell>
          <table:table-cell table:number-columns-repeated="1019"/>
        </table:table-row>
        <table:table-row table:style-name="ro1">
          <table:table-cell table:number-columns-repeated="4"/>
          <table:table-cell table:formula="of:=MOD(([.D422]-[.C422])*24;24)" office:value-type="float" office:value="0" calcext:value-type="float">
            <text:p>0.00</text:p>
          </table:table-cell>
          <table:table-cell table:number-columns-repeated="1019"/>
        </table:table-row>
        <table:table-row table:style-name="ro1">
          <table:table-cell table:number-columns-repeated="4"/>
          <table:table-cell table:formula="of:=MOD(([.D423]-[.C423])*24;24)" office:value-type="float" office:value="0" calcext:value-type="float">
            <text:p>0.00</text:p>
          </table:table-cell>
          <table:table-cell table:number-columns-repeated="1019"/>
        </table:table-row>
        <table:table-row table:style-name="ro1">
          <table:table-cell table:number-columns-repeated="4"/>
          <table:table-cell table:formula="of:=MOD(([.D424]-[.C424])*24;24)" office:value-type="float" office:value="0" calcext:value-type="float">
            <text:p>0.00</text:p>
          </table:table-cell>
          <table:table-cell table:number-columns-repeated="1019"/>
        </table:table-row>
        <table:table-row table:style-name="ro1">
          <table:table-cell table:number-columns-repeated="4"/>
          <table:table-cell table:formula="of:=MOD(([.D425]-[.C425])*24;24)" office:value-type="float" office:value="0" calcext:value-type="float">
            <text:p>0.00</text:p>
          </table:table-cell>
          <table:table-cell table:number-columns-repeated="1019"/>
        </table:table-row>
        <table:table-row table:style-name="ro1">
          <table:table-cell table:number-columns-repeated="4"/>
          <table:table-cell table:formula="of:=MOD(([.D426]-[.C426])*24;24)" office:value-type="float" office:value="0" calcext:value-type="float">
            <text:p>0.00</text:p>
          </table:table-cell>
          <table:table-cell table:number-columns-repeated="1019"/>
        </table:table-row>
        <table:table-row table:style-name="ro1">
          <table:table-cell table:number-columns-repeated="4"/>
          <table:table-cell table:formula="of:=MOD(([.D427]-[.C427])*24;24)" office:value-type="float" office:value="0" calcext:value-type="float">
            <text:p>0.00</text:p>
          </table:table-cell>
          <table:table-cell table:number-columns-repeated="1019"/>
        </table:table-row>
        <table:table-row table:style-name="ro1" table:number-rows-repeated="10481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19:49:15.75906220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21T23:37:55.171767829</dc:date>
    <meta:editing-duration>P4DT21H31M16S</meta:editing-duration>
    <meta:editing-cycles>177</meta:editing-cycles>
    <meta:generator>LibreOffice/4.2.4.2$Linux_X86_64 LibreOffice_project/420m0$Build-2</meta:generator>
    <meta:document-statistic meta:table-count="1" meta:cell-count="2884" meta:object-count="0"/>
  </office:meta>
</office:document-meta>
</file>